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03mm"/>
    </style:style>
    <style:style style:name="co2" style:family="table-column">
      <style:table-column-properties fo:break-before="auto" style:column-width="24.82mm"/>
    </style:style>
    <style:style style:name="co3" style:family="table-column">
      <style:table-column-properties fo:break-before="auto" style:column-width="3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hysteresis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09946986607143" calcext:value-type="float">
            <text:p>0,909946986607143</text:p>
          </table:table-cell>
          <table:table-cell office:value-type="float" office:value="0.933840564448189" calcext:value-type="float">
            <text:p>0,933840564448189</text:p>
          </table:table-cell>
          <table:table-cell office:value-type="float" office:value="0.872917435708133" calcext:value-type="float">
            <text:p>0,872917435708133</text:p>
          </table:table-cell>
          <table:table-cell office:value-type="float" office:value="0.774492892857923" calcext:value-type="float">
            <text:p>0,774492892857923</text:p>
          </table:table-cell>
          <table:table-cell office:value-type="float" office:value="0.819456637249919" calcext:value-type="float">
            <text:p>0,819456637249919</text:p>
          </table:table-cell>
          <table:table-cell office:value-type="float" office:value="0.964804907425562" calcext:value-type="float">
            <text:p>0,96480490742556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7659388950893" calcext:value-type="float">
            <text:p>0,877659388950893</text:p>
          </table:table-cell>
          <table:table-cell office:value-type="float" office:value="0.863947373381336" calcext:value-type="float">
            <text:p>0,863947373381336</text:p>
          </table:table-cell>
          <table:table-cell office:value-type="float" office:value="0.867257641838772" calcext:value-type="float">
            <text:p>0,867257641838772</text:p>
          </table:table-cell>
          <table:table-cell office:value-type="float" office:value="0.765626565997394" calcext:value-type="float">
            <text:p>0,765626565997394</text:p>
          </table:table-cell>
          <table:table-cell office:value-type="float" office:value="0.870593374867041" calcext:value-type="float">
            <text:p>0,870593374867041</text:p>
          </table:table-cell>
          <table:table-cell office:value-type="float" office:value="0.883655705996132" calcext:value-type="float">
            <text:p>0,88365570599613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20540945870536" calcext:value-type="float">
            <text:p>0,920540945870536</text:p>
          </table:table-cell>
          <table:table-cell office:value-type="float" office:value="0.89446657147867" calcext:value-type="float">
            <text:p>0,89446657147867</text:p>
          </table:table-cell>
          <table:table-cell office:value-type="float" office:value="0.886835798283848" calcext:value-type="float">
            <text:p>0,886835798283848</text:p>
          </table:table-cell>
          <table:table-cell office:value-type="float" office:value="0.79668012761875" calcext:value-type="float">
            <text:p>0,79668012761875</text:p>
          </table:table-cell>
          <table:table-cell office:value-type="float" office:value="0.879334121355398" calcext:value-type="float">
            <text:p>0,879334121355398</text:p>
          </table:table-cell>
          <table:table-cell office:value-type="float" office:value="0.943129049676026" calcext:value-type="float">
            <text:p>0,94312904967602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908743722098214" calcext:value-type="float">
            <text:p>0,908743722098214</text:p>
          </table:table-cell>
          <table:table-cell office:value-type="float" office:value="0.903515802699131" calcext:value-type="float">
            <text:p>0,903515802699131</text:p>
          </table:table-cell>
          <table:table-cell office:value-type="float" office:value="0.888522005879596" calcext:value-type="float">
            <text:p>0,888522005879596</text:p>
          </table:table-cell>
          <table:table-cell office:value-type="float" office:value="0.799405845711548" calcext:value-type="float">
            <text:p>0,799405845711548</text:p>
          </table:table-cell>
          <table:table-cell office:value-type="float" office:value="0.874017728044257" calcext:value-type="float">
            <text:p>0,874017728044257</text:p>
          </table:table-cell>
          <table:table-cell office:value-type="float" office:value="0.933489629220362" calcext:value-type="float">
            <text:p>0,93348962922036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6566336495536" calcext:value-type="float">
            <text:p>0,846566336495536</text:p>
          </table:table-cell>
          <table:table-cell office:value-type="float" office:value="0.855837385038955" calcext:value-type="float">
            <text:p>0,855837385038955</text:p>
          </table:table-cell>
          <table:table-cell office:value-type="float" office:value="0.832818719895114" calcext:value-type="float">
            <text:p>0,832818719895114</text:p>
          </table:table-cell>
          <table:table-cell office:value-type="float" office:value="0.713529880996956" calcext:value-type="float">
            <text:p>0,713529880996956</text:p>
          </table:table-cell>
          <table:table-cell office:value-type="float" office:value="0.811005847087558" calcext:value-type="float">
            <text:p>0,811005847087558</text:p>
          </table:table-cell>
          <table:table-cell office:value-type="float" office:value="0.878256711298727" calcext:value-type="float">
            <text:p>0,87825671129872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23965890066964" calcext:value-type="float">
            <text:p>0,823965890066964</text:p>
          </table:table-cell>
          <table:table-cell office:value-type="float" office:value="0.891946992864424" calcext:value-type="float">
            <text:p>0,891946992864424</text:p>
          </table:table-cell>
          <table:table-cell office:value-type="float" office:value="0.795944976197455" calcext:value-type="float">
            <text:p>0,795944976197455</text:p>
          </table:table-cell>
          <table:table-cell office:value-type="float" office:value="0.661053656571083" calcext:value-type="float">
            <text:p>0,661053656571083</text:p>
          </table:table-cell>
          <table:table-cell office:value-type="float" office:value="0.718600576705479" calcext:value-type="float">
            <text:p>0,718600576705479</text:p>
          </table:table-cell>
          <table:table-cell office:value-type="float" office:value="0.920359301432531" calcext:value-type="float">
            <text:p>0,920359301432531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6512625558036" calcext:value-type="float">
            <text:p>0,916512625558036</text:p>
          </table:table-cell>
          <table:table-cell office:value-type="float" office:value="0.782900388627531" calcext:value-type="float">
            <text:p>0,782900388627531</text:p>
          </table:table-cell>
          <table:table-cell office:value-type="float" office:value="0.799899688616748" calcext:value-type="float">
            <text:p>0,799899688616748</text:p>
          </table:table-cell>
          <table:table-cell office:value-type="float" office:value="0.666527356946331" calcext:value-type="float">
            <text:p>0,666527356946331</text:p>
          </table:table-cell>
          <table:table-cell office:value-type="float" office:value="0.817653593095787" calcext:value-type="float">
            <text:p>0,817653593095787</text:p>
          </table:table-cell>
          <table:table-cell office:value-type="float" office:value="0.941861484191845" calcext:value-type="float">
            <text:p>0,941861484191845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4288155691964" calcext:value-type="float">
            <text:p>0,904288155691964</text:p>
          </table:table-cell>
          <table:table-cell office:value-type="float" office:value="0.900024431957" calcext:value-type="float">
            <text:p>0,900024431957</text:p>
          </table:table-cell>
          <table:table-cell office:value-type="float" office:value="0.870329462629795" calcext:value-type="float">
            <text:p>0,870329462629795</text:p>
          </table:table-cell>
          <table:table-cell office:value-type="float" office:value="0.770427690055422" calcext:value-type="float">
            <text:p>0,770427690055422</text:p>
          </table:table-cell>
          <table:table-cell office:value-type="float" office:value="0.84253139080118" calcext:value-type="float">
            <text:p>0,84253139080118</text:p>
          </table:table-cell>
          <table:table-cell office:value-type="float" office:value="0.942337772141196" calcext:value-type="float">
            <text:p>0,942337772141196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26799665178571" calcext:value-type="float">
            <text:p>0,826799665178571</text:p>
          </table:table-cell>
          <table:table-cell office:value-type="float" office:value="0.909118109058269" calcext:value-type="float">
            <text:p>0,909118109058269</text:p>
          </table:table-cell>
          <table:table-cell office:value-type="float" office:value="0.785920593180153" calcext:value-type="float">
            <text:p>0,785920593180153</text:p>
          </table:table-cell>
          <table:table-cell office:value-type="float" office:value="0.647338706813905" calcext:value-type="float">
            <text:p>0,647338706813905</text:p>
          </table:table-cell>
          <table:table-cell office:value-type="float" office:value="0.692128091721873" calcext:value-type="float">
            <text:p>0,692128091721873</text:p>
          </table:table-cell>
          <table:table-cell office:value-type="float" office:value="0.941216314287097" calcext:value-type="float">
            <text:p>0,94121631428709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1599469866071" calcext:value-type="float">
            <text:p>0,871599469866071</text:p>
          </table:table-cell>
          <table:table-cell office:value-type="float" office:value="0.878318519170407" calcext:value-type="float">
            <text:p>0,878318519170407</text:p>
          </table:table-cell>
          <table:table-cell office:value-type="float" office:value="0.802621702766459" calcext:value-type="float">
            <text:p>0,802621702766459</text:p>
          </table:table-cell>
          <table:table-cell office:value-type="float" office:value="0.670315893164976" calcext:value-type="float">
            <text:p>0,670315893164976</text:p>
          </table:table-cell>
          <table:table-cell office:value-type="float" office:value="0.738937288679385" calcext:value-type="float">
            <text:p>0,738937288679385</text:p>
          </table:table-cell>
          <table:table-cell office:value-type="float" office:value="0.944073669592417" calcext:value-type="float">
            <text:p>0,944073669592417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4996512276786" calcext:value-type="float">
            <text:p>0,924996512276786</text:p>
          </table:table-cell>
          <table:table-cell office:value-type="float" office:value="0.80365559673299" calcext:value-type="float">
            <text:p>0,80365559673299</text:p>
          </table:table-cell>
          <table:table-cell office:value-type="float" office:value="0.838532867815445" calcext:value-type="float">
            <text:p>0,838532867815445</text:p>
          </table:table-cell>
          <table:table-cell office:value-type="float" office:value="0.721960049130519" calcext:value-type="float">
            <text:p>0,721960049130519</text:p>
          </table:table-cell>
          <table:table-cell office:value-type="float" office:value="0.876574702719674" calcext:value-type="float">
            <text:p>0,876574702719674</text:p>
          </table:table-cell>
          <table:table-cell office:value-type="float" office:value="0.93882767047429" calcext:value-type="float">
            <text:p>0,9388276704742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89312744140625" calcext:value-type="float">
            <text:p>0,89312744140625</text:p>
          </table:table-cell>
          <table:table-cell office:value-type="float" office:value="0.897955810237479" calcext:value-type="float">
            <text:p>0,897955810237479</text:p>
          </table:table-cell>
          <table:table-cell office:value-type="float" office:value="0.841732842662534" calcext:value-type="float">
            <text:p>0,841732842662534</text:p>
          </table:table-cell>
          <table:table-cell office:value-type="float" office:value="0.726717353013311" calcext:value-type="float">
            <text:p>0,726717353013311</text:p>
          </table:table-cell>
          <table:table-cell office:value-type="float" office:value="0.792135514132257" calcext:value-type="float">
            <text:p>0,792135514132257</text:p>
          </table:table-cell>
          <table:table-cell office:value-type="float" office:value="0.94963353775445" calcext:value-type="float">
            <text:p>0,94963353775445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65121023995536" calcext:value-type="float">
            <text:p>0,865121023995536</text:p>
          </table:table-cell>
          <table:table-cell office:value-type="float" office:value="0.682426360459311" calcext:value-type="float">
            <text:p>0,682426360459311</text:p>
          </table:table-cell>
          <table:table-cell office:value-type="float" office:value="0.779471095587711" calcext:value-type="float">
            <text:p>0,779471095587711</text:p>
          </table:table-cell>
          <table:table-cell office:value-type="float" office:value="0.638633868292569" calcext:value-type="float">
            <text:p>0,638633868292569</text:p>
          </table:table-cell>
          <table:table-cell office:value-type="float" office:value="0.908692039222204" calcext:value-type="float">
            <text:p>0,908692039222204</text:p>
          </table:table-cell>
          <table:table-cell office:value-type="float" office:value="0.84962708178197" calcext:value-type="float">
            <text:p>0,8496270817819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2794189453125" calcext:value-type="float">
            <text:p>0,82794189453125</text:p>
          </table:table-cell>
          <table:table-cell office:value-type="float" office:value="0.651382678146344" calcext:value-type="float">
            <text:p>0,651382678146344</text:p>
          </table:table-cell>
          <table:table-cell office:value-type="float" office:value="0.747953149148689" calcext:value-type="float">
            <text:p>0,747953149148689</text:p>
          </table:table-cell>
          <table:table-cell office:value-type="float" office:value="0.59738431404554" calcext:value-type="float">
            <text:p>0,59738431404554</text:p>
          </table:table-cell>
          <table:table-cell office:value-type="float" office:value="0.878141683162378" calcext:value-type="float">
            <text:p>0,878141683162378</text:p>
          </table:table-cell>
          <table:table-cell office:value-type="float" office:value="0.80736606594055" calcext:value-type="float">
            <text:p>0,8073660659405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16554478236607" calcext:value-type="float">
            <text:p>0,816554478236607</text:p>
          </table:table-cell>
          <table:table-cell office:value-type="float" office:value="0.569163501457468" calcext:value-type="float">
            <text:p>0,569163501457468</text:p>
          </table:table-cell>
          <table:table-cell office:value-type="float" office:value="0.710154710898646" calcext:value-type="float">
            <text:p>0,710154710898646</text:p>
          </table:table-cell>
          <table:table-cell office:value-type="float" office:value="0.550573558626877" calcext:value-type="float">
            <text:p>0,550573558626877</text:p>
          </table:table-cell>
          <table:table-cell office:value-type="float" office:value="0.943998827967623" calcext:value-type="float">
            <text:p>0,943998827967623</text:p>
          </table:table-cell>
          <table:table-cell office:value-type="float" office:value="0.77673513760943" calcext:value-type="float">
            <text:p>0,7767351376094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72645786830357" calcext:value-type="float">
            <text:p>0,872645786830357</text:p>
          </table:table-cell>
          <table:table-cell office:value-type="float" office:value="0.925349881172432" calcext:value-type="float">
            <text:p>0,925349881172432</text:p>
          </table:table-cell>
          <table:table-cell office:value-type="float" office:value="0.827539791243565" calcext:value-type="float">
            <text:p>0,827539791243565</text:p>
          </table:table-cell>
          <table:table-cell office:value-type="float" office:value="0.705814820036657" calcext:value-type="float">
            <text:p>0,705814820036657</text:p>
          </table:table-cell>
          <table:table-cell office:value-type="float" office:value="0.748430225107855" calcext:value-type="float">
            <text:p>0,748430225107855</text:p>
          </table:table-cell>
          <table:table-cell office:value-type="float" office:value="0.958344384522441" calcext:value-type="float">
            <text:p>0,95834438452244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58921595982143" calcext:value-type="float">
            <text:p>0,858921595982143</text:p>
          </table:table-cell>
          <table:table-cell office:value-type="float" office:value="0.854969393213019" calcext:value-type="float">
            <text:p>0,854969393213019</text:p>
          </table:table-cell>
          <table:table-cell office:value-type="float" office:value="0.842140181080237" calcext:value-type="float">
            <text:p>0,842140181080237</text:p>
          </table:table-cell>
          <table:table-cell office:value-type="float" office:value="0.727324817149213" calcext:value-type="float">
            <text:p>0,727324817149213</text:p>
          </table:table-cell>
          <table:table-cell office:value-type="float" office:value="0.829690293557875" calcext:value-type="float">
            <text:p>0,829690293557875</text:p>
          </table:table-cell>
          <table:table-cell office:value-type="float" office:value="0.883183609644014" calcext:value-type="float">
            <text:p>0,883183609644014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35213797433036" calcext:value-type="float">
            <text:p>0,835213797433036</text:p>
          </table:table-cell>
          <table:table-cell office:value-type="float" office:value="0.879455276134988" calcext:value-type="float">
            <text:p>0,879455276134988</text:p>
          </table:table-cell>
          <table:table-cell office:value-type="float" office:value="0.841354185029422" calcext:value-type="float">
            <text:p>0,841354185029422</text:p>
          </table:table-cell>
          <table:table-cell office:value-type="float" office:value="0.726153043629461" calcext:value-type="float">
            <text:p>0,726153043629461</text:p>
          </table:table-cell>
          <table:table-cell office:value-type="float" office:value="0.806417353244078" calcext:value-type="float">
            <text:p>0,806417353244078</text:p>
          </table:table-cell>
          <table:table-cell office:value-type="float" office:value="0.86927146772229" calcext:value-type="float">
            <text:p>0,86927146772229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51527622767857" calcext:value-type="float">
            <text:p>0,851527622767857</text:p>
          </table:table-cell>
          <table:table-cell office:value-type="float" office:value="0.644182407510897" calcext:value-type="float">
            <text:p>0,644182407510897</text:p>
          </table:table-cell>
          <table:table-cell office:value-type="float" office:value="0.730296502787633" calcext:value-type="float">
            <text:p>0,730296502787633</text:p>
          </table:table-cell>
          <table:table-cell office:value-type="float" office:value="0.575170899655706" calcext:value-type="float">
            <text:p>0,575170899655706</text:p>
          </table:table-cell>
          <table:table-cell office:value-type="float" office:value="0.842986690068744" calcext:value-type="float">
            <text:p>0,842986690068744</text:p>
          </table:table-cell>
          <table:table-cell office:value-type="float" office:value="0.854201969315319" calcext:value-type="float">
            <text:p>0,85420196931531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0570068359375" calcext:value-type="float">
            <text:p>0,90570068359375</text:p>
          </table:table-cell>
          <table:table-cell office:value-type="float" office:value="0.850006518055012" calcext:value-type="float">
            <text:p>0,850006518055012</text:p>
          </table:table-cell>
          <table:table-cell office:value-type="float" office:value="0.857732935187256" calcext:value-type="float">
            <text:p>0,857732935187256</text:p>
          </table:table-cell>
          <table:table-cell office:value-type="float" office:value="0.750904023769491" calcext:value-type="float">
            <text:p>0,750904023769491</text:p>
          </table:table-cell>
          <table:table-cell office:value-type="float" office:value="0.865601104502974" calcext:value-type="float">
            <text:p>0,865601104502974</text:p>
          </table:table-cell>
          <table:table-cell office:value-type="float" office:value="0.925308994599086" calcext:value-type="float">
            <text:p>0,92530899459908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35981096540179" calcext:value-type="float">
            <text:p>0,835981096540179</text:p>
          </table:table-cell>
          <table:table-cell office:value-type="float" office:value="0.665226898469346" calcext:value-type="float">
            <text:p>0,665226898469346</text:p>
          </table:table-cell>
          <table:table-cell office:value-type="float" office:value="0.72375357955797" calcext:value-type="float">
            <text:p>0,72375357955797</text:p>
          </table:table-cell>
          <table:table-cell office:value-type="float" office:value="0.567095482475318" calcext:value-type="float">
            <text:p>0,567095482475318</text:p>
          </table:table-cell>
          <table:table-cell office:value-type="float" office:value="0.793572072652325" calcext:value-type="float">
            <text:p>0,793572072652325</text:p>
          </table:table-cell>
          <table:table-cell office:value-type="float" office:value="0.851726529245779" calcext:value-type="float">
            <text:p>0,851726529245779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70832170758929" calcext:value-type="float">
            <text:p>0,870832170758929</text:p>
          </table:table-cell>
          <table:table-cell office:value-type="float" office:value="0.699029453393543" calcext:value-type="float">
            <text:p>0,699029453393543</text:p>
          </table:table-cell>
          <table:table-cell office:value-type="float" office:value="0.736873889875666" calcext:value-type="float">
            <text:p>0,736873889875666</text:p>
          </table:table-cell>
          <table:table-cell office:value-type="float" office:value="0.583373175464747" calcext:value-type="float">
            <text:p>0,583373175464747</text:p>
          </table:table-cell>
          <table:table-cell office:value-type="float" office:value="0.77905055209194" calcext:value-type="float">
            <text:p>0,77905055209194</text:p>
          </table:table-cell>
          <table:table-cell office:value-type="float" office:value="0.898582816651904" calcext:value-type="float">
            <text:p>0,89858281665190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76168387276786" calcext:value-type="float">
            <text:p>0,876168387276786</text:p>
          </table:table-cell>
          <table:table-cell office:value-type="float" office:value="0.613863666271878" calcext:value-type="float">
            <text:p>0,613863666271878</text:p>
          </table:table-cell>
          <table:table-cell office:value-type="float" office:value="0.724340062111801" calcext:value-type="float">
            <text:p>0,724340062111801</text:p>
          </table:table-cell>
          <table:table-cell office:value-type="float" office:value="0.567815952040413" calcext:value-type="float">
            <text:p>0,567815952040413</text:p>
          </table:table-cell>
          <table:table-cell office:value-type="float" office:value="0.88330808558985" calcext:value-type="float">
            <text:p>0,88330808558985</text:p>
          </table:table-cell>
          <table:table-cell office:value-type="float" office:value="0.874556453336754" calcext:value-type="float">
            <text:p>0,87455645333675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67292131696429" calcext:value-type="float">
            <text:p>0,867292131696429</text:p>
          </table:table-cell>
          <table:table-cell office:value-type="float" office:value="0.632437804565273" calcext:value-type="float">
            <text:p>0,632437804565273</text:p>
          </table:table-cell>
          <table:table-cell office:value-type="float" office:value="0.721622709148773" calcext:value-type="float">
            <text:p>0,721622709148773</text:p>
          </table:table-cell>
          <table:table-cell office:value-type="float" office:value="0.564483360517355" calcext:value-type="float">
            <text:p>0,564483360517355</text:p>
          </table:table-cell>
          <table:table-cell office:value-type="float" office:value="0.840090281918065" calcext:value-type="float">
            <text:p>0,840090281918065</text:p>
          </table:table-cell>
          <table:table-cell office:value-type="float" office:value="0.874295550731311" calcext:value-type="float">
            <text:p>0,8742955507313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71193658737909" calcext:value-type="float">
            <text:p>0,871193658737909</text:p>
          </table:table-cell>
          <table:table-cell table:style-name="ce9" table:formula="of:=AVERAGE([.D2:.D25])" office:value-type="float" office:value="0.799292557689329" calcext:value-type="float">
            <text:p>0,799292557689329</text:p>
          </table:table-cell>
          <table:table-cell table:style-name="ce9" table:formula="of:=AVERAGE([.E2:.E25])" office:value-type="float" office:value="0.805273605297142" calcext:value-type="float">
            <text:p>0,805273605297142</text:p>
          </table:table-cell>
          <table:table-cell table:style-name="ce9" table:formula="of:=AVERAGE([.F2:.F25])" office:value-type="float" office:value="0.677866805607561" calcext:value-type="float">
            <text:p>0,677866805607561</text:p>
          </table:table-cell>
          <table:table-cell table:style-name="ce9" table:formula="of:=AVERAGE([.G2:.G25])" office:value-type="float" office:value="0.827206169814405" calcext:value-type="float">
            <text:p>0,827206169814405</text:p>
          </table:table-cell>
          <table:table-cell table:style-name="ce9" table:formula="of:=AVERAGE([.H2:.H25])" office:value-type="float" office:value="0.900201908941312" calcext:value-type="float">
            <text:p>0,900201908941312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89553978329613" calcext:value-type="float">
            <text:p>0,889553978329613</text:p>
          </table:table-cell>
          <table:table-cell table:formula="of:=AVERAGE([.D8:.D13])" office:value-type="float" office:value="0.861995475963946" calcext:value-type="float">
            <text:p>0,861995475963946</text:p>
          </table:table-cell>
          <table:table-cell table:formula="of:=AVERAGE([.E8:.E13])" office:value-type="float" office:value="0.823172859611855" calcext:value-type="float">
            <text:p>0,823172859611855</text:p>
          </table:table-cell>
          <table:table-cell table:formula="of:=AVERAGE([.F8:.F13])" office:value-type="float" office:value="0.700547841520744" calcext:value-type="float">
            <text:p>0,700547841520744</text:p>
          </table:table-cell>
          <table:table-cell table:formula="of:=AVERAGE([.G8:.G13])" office:value-type="float" office:value="0.793326763525026" calcext:value-type="float">
            <text:p>0,793326763525026</text:p>
          </table:table-cell>
          <table:table-cell table:formula="of:=AVERAGE([.H8:.H13])" office:value-type="float" office:value="0.942991741406883" calcext:value-type="float">
            <text:p>0,94299174140688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1237211681547" calcext:value-type="float">
            <text:p>0,881237211681547</text:p>
          </table:table-cell>
          <table:table-cell table:formula="of:=AVERAGE([.D2:.D7])" office:value-type="float" office:value="0.890592448318451" calcext:value-type="float">
            <text:p>0,890592448318451</text:p>
          </table:table-cell>
          <table:table-cell table:formula="of:=AVERAGE([.E2:.E7])" office:value-type="float" office:value="0.857382762967153" calcext:value-type="float">
            <text:p>0,857382762967153</text:p>
          </table:table-cell>
          <table:table-cell table:formula="of:=AVERAGE([.F2:.F7])" office:value-type="float" office:value="0.751798161625609" calcext:value-type="float">
            <text:p>0,751798161625609</text:p>
          </table:table-cell>
          <table:table-cell table:formula="of:=AVERAGE([.G2:.G7])" office:value-type="float" office:value="0.828834714218275" calcext:value-type="float">
            <text:p>0,828834714218275</text:p>
          </table:table-cell>
          <table:table-cell table:formula="of:=AVERAGE([.H2:.H7])" office:value-type="float" office:value="0.92061588417489" calcext:value-type="float">
            <text:p>0,9206158841748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46066429501488" calcext:value-type="float">
            <text:p>0,846066429501488</text:p>
          </table:table-cell>
          <table:table-cell table:formula="of:=AVERAGE([.D14:.D19])" office:value-type="float" office:value="0.760457848430594" calcext:value-type="float">
            <text:p>0,760457848430594</text:p>
          </table:table-cell>
          <table:table-cell table:formula="of:=AVERAGE([.E14:.E19])" office:value-type="float" office:value="0.791435518831378" calcext:value-type="float">
            <text:p>0,791435518831378</text:p>
          </table:table-cell>
          <table:table-cell table:formula="of:=AVERAGE([.F14:.F19])" office:value-type="float" office:value="0.657647403630053" calcext:value-type="float">
            <text:p>0,657647403630053</text:p>
          </table:table-cell>
          <table:table-cell table:formula="of:=AVERAGE([.G14:.G19])" office:value-type="float" office:value="0.852561737043669" calcext:value-type="float">
            <text:p>0,852561737043669</text:p>
          </table:table-cell>
          <table:table-cell table:formula="of:=AVERAGE([.H14:.H19])" office:value-type="float" office:value="0.857421291203449" calcext:value-type="float">
            <text:p>0,8574212912034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7917015438988" calcext:value-type="float">
            <text:p>0,867917015438988</text:p>
          </table:table-cell>
          <table:table-cell table:formula="of:=AVERAGE([.D20:.D25])" office:value-type="float" office:value="0.684124458044325" calcext:value-type="float">
            <text:p>0,684124458044325</text:p>
          </table:table-cell>
          <table:table-cell table:formula="of:=AVERAGE([.E20:.E25])" office:value-type="float" office:value="0.749103279778183" calcext:value-type="float">
            <text:p>0,749103279778183</text:p>
          </table:table-cell>
          <table:table-cell table:formula="of:=AVERAGE([.F20:.F25])" office:value-type="float" office:value="0.601473815653838" calcext:value-type="float">
            <text:p>0,601473815653838</text:p>
          </table:table-cell>
          <table:table-cell table:formula="of:=AVERAGE([.G20:.G25])" office:value-type="float" office:value="0.83410146447065" calcext:value-type="float">
            <text:p>0,83410146447065</text:p>
          </table:table-cell>
          <table:table-cell table:formula="of:=AVERAGE([.H20:.H25])" office:value-type="float" office:value="0.879778718980026" calcext:value-type="float">
            <text:p>0,879778718980026</text:p>
          </table:table-cell>
        </table:table-row>
      </table:table>
      <table:table table:name="1-unet_based (basic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string" office:string-value="" calcext:value-type="error">
            <text:p>#DIV/0!</text:p>
          </table:table-cell>
          <table:table-cell table:style-name="ce9" table:formula="of:=AVERAGE([.D2:.D25])" office:value-type="string" office:string-value="" calcext:value-type="error">
            <text:p>#DIV/0!</text:p>
          </table:table-cell>
          <table:table-cell table:style-name="ce9" table:formula="of:=AVERAGE([.E2:.E25])" office:value-type="string" office:string-value="" calcext:value-type="error">
            <text:p>#DIV/0!</text:p>
          </table:table-cell>
          <table:table-cell table:style-name="ce9" table:formula="of:=AVERAGE([.F2:.F25])" office:value-type="string" office:string-value="" calcext:value-type="error">
            <text:p>#DIV/0!</text:p>
          </table:table-cell>
          <table:table-cell table:style-name="ce9" table:formula="of:=AVERAGE([.G2:.G25])" office:value-type="string" office:string-value="" calcext:value-type="error">
            <text:p>#DIV/0!</text:p>
          </table:table-cell>
          <table:table-cell table:style-name="ce9" table:formula="of:=AVERAGE([.H2:.H25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string" office:string-value="" calcext:value-type="error">
            <text:p>#DIV/0!</text:p>
          </table:table-cell>
          <table:table-cell table:formula="of:=AVERAGE([.D8:.D13])" office:value-type="string" office:string-value="" calcext:value-type="error">
            <text:p>#DIV/0!</text:p>
          </table:table-cell>
          <table:table-cell table:formula="of:=AVERAGE([.E8:.E13])" office:value-type="string" office:string-value="" calcext:value-type="error">
            <text:p>#DIV/0!</text:p>
          </table:table-cell>
          <table:table-cell table:formula="of:=AVERAGE([.F8:.F13])" office:value-type="string" office:string-value="" calcext:value-type="error">
            <text:p>#DIV/0!</text:p>
          </table:table-cell>
          <table:table-cell table:formula="of:=AVERAGE([.G8:.G13])" office:value-type="string" office:string-value="" calcext:value-type="error">
            <text:p>#DIV/0!</text:p>
          </table:table-cell>
          <table:table-cell table:formula="of:=AVERAGE([.H8:.H13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string" office:string-value="" calcext:value-type="error">
            <text:p>#DIV/0!</text:p>
          </table:table-cell>
          <table:table-cell table:formula="of:=AVERAGE([.D2:.D7])" office:value-type="string" office:string-value="" calcext:value-type="error">
            <text:p>#DIV/0!</text:p>
          </table:table-cell>
          <table:table-cell table:formula="of:=AVERAGE([.E2:.E7])" office:value-type="string" office:string-value="" calcext:value-type="error">
            <text:p>#DIV/0!</text:p>
          </table:table-cell>
          <table:table-cell table:formula="of:=AVERAGE([.F2:.F7])" office:value-type="string" office:string-value="" calcext:value-type="error">
            <text:p>#DIV/0!</text:p>
          </table:table-cell>
          <table:table-cell table:formula="of:=AVERAGE([.G2:.G7])" office:value-type="string" office:string-value="" calcext:value-type="error">
            <text:p>#DIV/0!</text:p>
          </table:table-cell>
          <table:table-cell table:formula="of:=AVERAGE([.H2:.H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string" office:string-value="" calcext:value-type="error">
            <text:p>#DIV/0!</text:p>
          </table:table-cell>
          <table:table-cell table:formula="of:=AVERAGE([.D14:.D19])" office:value-type="string" office:string-value="" calcext:value-type="error">
            <text:p>#DIV/0!</text:p>
          </table:table-cell>
          <table:table-cell table:formula="of:=AVERAGE([.E14:.E19])" office:value-type="string" office:string-value="" calcext:value-type="error">
            <text:p>#DIV/0!</text:p>
          </table:table-cell>
          <table:table-cell table:formula="of:=AVERAGE([.F14:.F19])" office:value-type="string" office:string-value="" calcext:value-type="error">
            <text:p>#DIV/0!</text:p>
          </table:table-cell>
          <table:table-cell table:formula="of:=AVERAGE([.G14:.G19])" office:value-type="string" office:string-value="" calcext:value-type="error">
            <text:p>#DIV/0!</text:p>
          </table:table-cell>
          <table:table-cell table:formula="of:=AVERAGE([.H14:.H19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string" office:string-value="" calcext:value-type="error">
            <text:p>#DIV/0!</text:p>
          </table:table-cell>
          <table:table-cell table:formula="of:=AVERAGE([.D20:.D25])" office:value-type="string" office:string-value="" calcext:value-type="error">
            <text:p>#DIV/0!</text:p>
          </table:table-cell>
          <table:table-cell table:formula="of:=AVERAGE([.E20:.E25])" office:value-type="string" office:string-value="" calcext:value-type="error">
            <text:p>#DIV/0!</text:p>
          </table:table-cell>
          <table:table-cell table:formula="of:=AVERAGE([.F20:.F25])" office:value-type="string" office:string-value="" calcext:value-type="error">
            <text:p>#DIV/0!</text:p>
          </table:table-cell>
          <table:table-cell table:formula="of:=AVERAGE([.G20:.G25])" office:value-type="string" office:string-value="" calcext:value-type="error">
            <text:p>#DIV/0!</text:p>
          </table:table-cell>
          <table:table-cell table:formula="of:=AVERAGE([.H20:.H25])" office:value-type="string" office:string-value="" calcext:value-type="error">
            <text:p>#DIV/0!</text:p>
          </table:table-cell>
        </table:table-row>
      </table:table>
      <table:table table:name="2-de_oliveira_et_al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81023297991071" calcext:value-type="float">
            <text:p>0,781023297991071</text:p>
          </table:table-cell>
          <table:table-cell office:value-type="float" office:value="0.887066541705717" calcext:value-type="float">
            <text:p>0,887066541705717</text:p>
          </table:table-cell>
          <table:table-cell office:value-type="float" office:value="0.623816656680647" calcext:value-type="float">
            <text:p>0,623816656680647</text:p>
          </table:table-cell>
          <table:table-cell office:value-type="float" office:value="0.453294729738555" calcext:value-type="float">
            <text:p>0,453294729738555</text:p>
          </table:table-cell>
          <table:table-cell office:value-type="float" office:value="0.481056230651943" calcext:value-type="float">
            <text:p>0,481056230651943</text:p>
          </table:table-cell>
          <table:table-cell office:value-type="float" office:value="0.962872188454105" calcext:value-type="float">
            <text:p>0,962872188454105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756016322544643" calcext:value-type="float">
            <text:p>0,756016322544643</text:p>
          </table:table-cell>
          <table:table-cell office:value-type="float" office:value="0.878661344795824" calcext:value-type="float">
            <text:p>0,878661344795824</text:p>
          </table:table-cell>
          <table:table-cell office:value-type="float" office:value="0.671642141331643" calcext:value-type="float">
            <text:p>0,671642141331643</text:p>
          </table:table-cell>
          <table:table-cell office:value-type="float" office:value="0.505618374558304" calcext:value-type="float">
            <text:p>0,505618374558304</text:p>
          </table:table-cell>
          <table:table-cell office:value-type="float" office:value="0.543572405409512" calcext:value-type="float">
            <text:p>0,543572405409512</text:p>
          </table:table-cell>
          <table:table-cell office:value-type="float" office:value="0.936299161831077" calcext:value-type="float">
            <text:p>0,93629916183107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65965053013393" calcext:value-type="float">
            <text:p>0,765965053013393</text:p>
          </table:table-cell>
          <table:table-cell office:value-type="float" office:value="0.80052390307793" calcext:value-type="float">
            <text:p>0,80052390307793</text:p>
          </table:table-cell>
          <table:table-cell office:value-type="float" office:value="0.57739360445893" calcext:value-type="float">
            <text:p>0,57739360445893</text:p>
          </table:table-cell>
          <table:table-cell office:value-type="float" office:value="0.405870243708082" calcext:value-type="float">
            <text:p>0,405870243708082</text:p>
          </table:table-cell>
          <table:table-cell office:value-type="float" office:value="0.451536643026005" calcext:value-type="float">
            <text:p>0,451536643026005</text:p>
          </table:table-cell>
          <table:table-cell office:value-type="float" office:value="0.93832343412527" calcext:value-type="float">
            <text:p>0,9383234341252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85592215401786" calcext:value-type="float">
            <text:p>0,785592215401786</text:p>
          </table:table-cell>
          <table:table-cell office:value-type="float" office:value="0.919937547656222" calcext:value-type="float">
            <text:p>0,919937547656222</text:p>
          </table:table-cell>
          <table:table-cell office:value-type="float" office:value="0.673274693736547" calcext:value-type="float">
            <text:p>0,673274693736547</text:p>
          </table:table-cell>
          <table:table-cell office:value-type="float" office:value="0.507471057164604" calcext:value-type="float">
            <text:p>0,507471057164604</text:p>
          </table:table-cell>
          <table:table-cell office:value-type="float" office:value="0.5309193017749" calcext:value-type="float">
            <text:p>0,5309193017749</text:p>
          </table:table-cell>
          <table:table-cell office:value-type="float" office:value="0.967073334627503" calcext:value-type="float">
            <text:p>0,967073334627503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749755859375" calcext:value-type="float">
            <text:p>0,749755859375</text:p>
          </table:table-cell>
          <table:table-cell office:value-type="float" office:value="0.933141919606235" calcext:value-type="float">
            <text:p>0,933141919606235</text:p>
          </table:table-cell>
          <table:table-cell office:value-type="float" office:value="0.65546218487395" calcext:value-type="float">
            <text:p>0,65546218487395</text:p>
          </table:table-cell>
          <table:table-cell office:value-type="float" office:value="0.4875" calcext:value-type="float">
            <text:p>0,4875</text:p>
          </table:table-cell>
          <table:table-cell office:value-type="float" office:value="0.50514395677596" calcext:value-type="float">
            <text:p>0,50514395677596</text:p>
          </table:table-cell>
          <table:table-cell office:value-type="float" office:value="0.967746190884506" calcext:value-type="float">
            <text:p>0,967746190884506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41315569196429" calcext:value-type="float">
            <text:p>0,741315569196429</text:p>
          </table:table-cell>
          <table:table-cell office:value-type="float" office:value="0.948134408218592" calcext:value-type="float">
            <text:p>0,948134408218592</text:p>
          </table:table-cell>
          <table:table-cell office:value-type="float" office:value="0.641811947650553" calcext:value-type="float">
            <text:p>0,641811947650553</text:p>
          </table:table-cell>
          <table:table-cell office:value-type="float" office:value="0.472550135115915" calcext:value-type="float">
            <text:p>0,472550135115915</text:p>
          </table:table-cell>
          <table:table-cell office:value-type="float" office:value="0.485089608351279" calcext:value-type="float">
            <text:p>0,485089608351279</text:p>
          </table:table-cell>
          <table:table-cell office:value-type="float" office:value="0.97572377867566" calcext:value-type="float">
            <text:p>0,97572377867566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43115234375" calcext:value-type="float">
            <text:p>0,7943115234375</text:p>
          </table:table-cell>
          <table:table-cell office:value-type="float" office:value="0.496107632425114" calcext:value-type="float">
            <text:p>0,496107632425114</text:p>
          </table:table-cell>
          <table:table-cell office:value-type="float" office:value="0.498533225628162" calcext:value-type="float">
            <text:p>0,498533225628162</text:p>
          </table:table-cell>
          <table:table-cell office:value-type="float" office:value="0.332030807565976" calcext:value-type="float">
            <text:p>0,332030807565976</text:p>
          </table:table-cell>
          <table:table-cell office:value-type="float" office:value="0.500982654020337" calcext:value-type="float">
            <text:p>0,500982654020337</text:p>
          </table:table-cell>
          <table:table-cell office:value-type="float" office:value="0.869525207598431" calcext:value-type="float">
            <text:p>0,869525207598431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700299944196429" calcext:value-type="float">
            <text:p>0,700299944196429</text:p>
          </table:table-cell>
          <table:table-cell office:value-type="float" office:value="0.907948695576302" calcext:value-type="float">
            <text:p>0,907948695576302</text:p>
          </table:table-cell>
          <table:table-cell office:value-type="float" office:value="0.377138300956799" calcext:value-type="float">
            <text:p>0,377138300956799</text:p>
          </table:table-cell>
          <table:table-cell office:value-type="float" office:value="0.232390906248604" calcext:value-type="float">
            <text:p>0,232390906248604</text:p>
          </table:table-cell>
          <table:table-cell office:value-type="float" office:value="0.237998307526931" calcext:value-type="float">
            <text:p>0,237998307526931</text:p>
          </table:table-cell>
          <table:table-cell office:value-type="float" office:value="0.985133516522229" calcext:value-type="float">
            <text:p>0,985133516522229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26246861049107" calcext:value-type="float">
            <text:p>0,626246861049107</text:p>
          </table:table-cell>
          <table:table-cell office:value-type="float" office:value="0.87528674109191" calcext:value-type="float">
            <text:p>0,87528674109191</text:p>
          </table:table-cell>
          <table:table-cell office:value-type="float" office:value="0.348150063109232" calcext:value-type="float">
            <text:p>0,348150063109232</text:p>
          </table:table-cell>
          <table:table-cell office:value-type="float" office:value="0.210763735454412" calcext:value-type="float">
            <text:p>0,210763735454412</text:p>
          </table:table-cell>
          <table:table-cell office:value-type="float" office:value="0.217288965661244" calcext:value-type="float">
            <text:p>0,217288965661244</text:p>
          </table:table-cell>
          <table:table-cell office:value-type="float" office:value="0.973696518135049" calcext:value-type="float">
            <text:p>0,97369651813504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40129743303571" calcext:value-type="float">
            <text:p>0,740129743303571</text:p>
          </table:table-cell>
          <table:table-cell office:value-type="float" office:value="0.740365202566288" calcext:value-type="float">
            <text:p>0,740365202566288</text:p>
          </table:table-cell>
          <table:table-cell office:value-type="float" office:value="0.525474461851993" calcext:value-type="float">
            <text:p>0,525474461851993</text:p>
          </table:table-cell>
          <table:table-cell office:value-type="float" office:value="0.356368505161318" calcext:value-type="float">
            <text:p>0,356368505161318</text:p>
          </table:table-cell>
          <table:table-cell office:value-type="float" office:value="0.407265727189713" calcext:value-type="float">
            <text:p>0,407265727189713</text:p>
          </table:table-cell>
          <table:table-cell office:value-type="float" office:value="0.9219754884116" calcext:value-type="float">
            <text:p>0,921975488411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7593122209821" calcext:value-type="float">
            <text:p>0,827593122209821</text:p>
          </table:table-cell>
          <table:table-cell office:value-type="float" office:value="0.800737618545838" calcext:value-type="float">
            <text:p>0,800737618545838</text:p>
          </table:table-cell>
          <table:table-cell office:value-type="float" office:value="0.434588659174745" calcext:value-type="float">
            <text:p>0,434588659174745</text:p>
          </table:table-cell>
          <table:table-cell office:value-type="float" office:value="0.277619465146865" calcext:value-type="float">
            <text:p>0,277619465146865</text:p>
          </table:table-cell>
          <table:table-cell office:value-type="float" office:value="0.298222204780032" calcext:value-type="float">
            <text:p>0,298222204780032</text:p>
          </table:table-cell>
          <table:table-cell office:value-type="float" office:value="0.978802111941888" calcext:value-type="float">
            <text:p>0,978802111941888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96934291294643" calcext:value-type="float">
            <text:p>0,696934291294643</text:p>
          </table:table-cell>
          <table:table-cell office:value-type="float" office:value="0.94129023345766" calcext:value-type="float">
            <text:p>0,94129023345766</text:p>
          </table:table-cell>
          <table:table-cell office:value-type="float" office:value="0.281651717438929" calcext:value-type="float">
            <text:p>0,281651717438929</text:p>
          </table:table-cell>
          <table:table-cell office:value-type="float" office:value="0.163908399884538" calcext:value-type="float">
            <text:p>0,163908399884538</text:p>
          </table:table-cell>
          <table:table-cell office:value-type="float" office:value="0.165601380416555" calcext:value-type="float">
            <text:p>0,165601380416555</text:p>
          </table:table-cell>
          <table:table-cell office:value-type="float" office:value="0.99422091078446" calcext:value-type="float">
            <text:p>0,99422091078446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42241559709821" calcext:value-type="float">
            <text:p>0,842241559709821</text:p>
          </table:table-cell>
          <table:table-cell office:value-type="float" office:value="0.720020548950536" calcext:value-type="float">
            <text:p>0,720020548950536</text:p>
          </table:table-cell>
          <table:table-cell office:value-type="float" office:value="0.684444599473289" calcext:value-type="float">
            <text:p>0,684444599473289</text:p>
          </table:table-cell>
          <table:table-cell office:value-type="float" office:value="0.520270449423306" calcext:value-type="float">
            <text:p>0,520270449423306</text:p>
          </table:table-cell>
          <table:table-cell office:value-type="float" office:value="0.652218713644673" calcext:value-type="float">
            <text:p>0,652218713644673</text:p>
          </table:table-cell>
          <table:table-cell office:value-type="float" office:value="0.909814072787017" calcext:value-type="float">
            <text:p>0,909814072787017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02324567522321" calcext:value-type="float">
            <text:p>0,802324567522321</text:p>
          </table:table-cell>
          <table:table-cell office:value-type="float" office:value="0.686562467219134" calcext:value-type="float">
            <text:p>0,686562467219134</text:p>
          </table:table-cell>
          <table:table-cell office:value-type="float" office:value="0.633990410229089" calcext:value-type="float">
            <text:p>0,633990410229089</text:p>
          </table:table-cell>
          <table:table-cell office:value-type="float" office:value="0.46411856474259" calcext:value-type="float">
            <text:p>0,46411856474259</text:p>
          </table:table-cell>
          <table:table-cell office:value-type="float" office:value="0.58889688680943" calcext:value-type="float">
            <text:p>0,58889688680943</text:p>
          </table:table-cell>
          <table:table-cell office:value-type="float" office:value="0.889804046910727" calcext:value-type="float">
            <text:p>0,889804046910727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15185546875" calcext:value-type="float">
            <text:p>0,815185546875</text:p>
          </table:table-cell>
          <table:table-cell office:value-type="float" office:value="0.597771445038583" calcext:value-type="float">
            <text:p>0,597771445038583</text:p>
          </table:table-cell>
          <table:table-cell office:value-type="float" office:value="0.637885673283903" calcext:value-type="float">
            <text:p>0,637885673283903</text:p>
          </table:table-cell>
          <table:table-cell office:value-type="float" office:value="0.468305531167691" calcext:value-type="float">
            <text:p>0,468305531167691</text:p>
          </table:table-cell>
          <table:table-cell office:value-type="float" office:value="0.683771014174267" calcext:value-type="float">
            <text:p>0,683771014174267</text:p>
          </table:table-cell>
          <table:table-cell office:value-type="float" office:value="0.856245351032786" calcext:value-type="float">
            <text:p>0,85624535103278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80735560825893" calcext:value-type="float">
            <text:p>0,780735560825893</text:p>
          </table:table-cell>
          <table:table-cell office:value-type="float" office:value="0.94229278047586" calcext:value-type="float">
            <text:p>0,94229278047586</text:p>
          </table:table-cell>
          <table:table-cell office:value-type="float" office:value="0.647430774623204" calcext:value-type="float">
            <text:p>0,647430774623204</text:p>
          </table:table-cell>
          <table:table-cell office:value-type="float" office:value="0.478667385355336" calcext:value-type="float">
            <text:p>0,478667385355336</text:p>
          </table:table-cell>
          <table:table-cell office:value-type="float" office:value="0.493122890948699" calcext:value-type="float">
            <text:p>0,493122890948699</text:p>
          </table:table-cell>
          <table:table-cell office:value-type="float" office:value="0.979164824801815" calcext:value-type="float">
            <text:p>0,979164824801815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709211077008929" calcext:value-type="float">
            <text:p>0,709211077008929</text:p>
          </table:table-cell>
          <table:table-cell office:value-type="float" office:value="0.945406824146982" calcext:value-type="float">
            <text:p>0,945406824146982</text:p>
          </table:table-cell>
          <table:table-cell office:value-type="float" office:value="0.542975387819986" calcext:value-type="float">
            <text:p>0,542975387819986</text:p>
          </table:table-cell>
          <table:table-cell office:value-type="float" office:value="0.372660408946408" calcext:value-type="float">
            <text:p>0,372660408946408</text:p>
          </table:table-cell>
          <table:table-cell office:value-type="float" office:value="0.380856258530865" calcext:value-type="float">
            <text:p>0,380856258530865</text:p>
          </table:table-cell>
          <table:table-cell office:value-type="float" office:value="0.981745943099679" calcext:value-type="float">
            <text:p>0,981745943099679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791015625" calcext:value-type="float">
            <text:p>0,5791015625</text:p>
          </table:table-cell>
          <table:table-cell office:value-type="float" office:value="0.95185667752443" calcext:value-type="float">
            <text:p>0,95185667752443</text:p>
          </table:table-cell>
          <table:table-cell office:value-type="float" office:value="0.37708725836839" calcext:value-type="float">
            <text:p>0,37708725836839</text:p>
          </table:table-cell>
          <table:table-cell office:value-type="float" office:value="0.232352146049012" calcext:value-type="float">
            <text:p>0,232352146049012</text:p>
          </table:table-cell>
          <table:table-cell office:value-type="float" office:value="0.235115216271885" calcext:value-type="float">
            <text:p>0,235115216271885</text:p>
          </table:table-cell>
          <table:table-cell office:value-type="float" office:value="0.98593559683313" calcext:value-type="float">
            <text:p>0,9859355968331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6785888671875" calcext:value-type="float">
            <text:p>0,86785888671875</text:p>
          </table:table-cell>
          <table:table-cell office:value-type="float" office:value="0.823164590511529" calcext:value-type="float">
            <text:p>0,823164590511529</text:p>
          </table:table-cell>
          <table:table-cell office:value-type="float" office:value="0.672061973903447" calcext:value-type="float">
            <text:p>0,672061973903447</text:p>
          </table:table-cell>
          <table:table-cell office:value-type="float" office:value="0.506094381436579" calcext:value-type="float">
            <text:p>0,506094381436579</text:p>
          </table:table-cell>
          <table:table-cell office:value-type="float" office:value="0.567829457364341" calcext:value-type="float">
            <text:p>0,567829457364341</text:p>
          </table:table-cell>
          <table:table-cell office:value-type="float" office:value="0.961804442408976" calcext:value-type="float">
            <text:p>0,96180444240897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68373325892857" calcext:value-type="float">
            <text:p>0,868373325892857</text:p>
          </table:table-cell>
          <table:table-cell office:value-type="float" office:value="0.940850132833255" calcext:value-type="float">
            <text:p>0,940850132833255</text:p>
          </table:table-cell>
          <table:table-cell office:value-type="float" office:value="0.761365791969649" calcext:value-type="float">
            <text:p>0,761365791969649</text:p>
          </table:table-cell>
          <table:table-cell office:value-type="float" office:value="0.614681709122467" calcext:value-type="float">
            <text:p>0,614681709122467</text:p>
          </table:table-cell>
          <table:table-cell office:value-type="float" office:value="0.639390399320306" calcext:value-type="float">
            <text:p>0,639390399320306</text:p>
          </table:table-cell>
          <table:table-cell office:value-type="float" office:value="0.980343788948899" calcext:value-type="float">
            <text:p>0,980343788948899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09212820870536" calcext:value-type="float">
            <text:p>0,809212820870536</text:p>
          </table:table-cell>
          <table:table-cell office:value-type="float" office:value="0.65577334646873" calcext:value-type="float">
            <text:p>0,65577334646873</text:p>
          </table:table-cell>
          <table:table-cell office:value-type="float" office:value="0.638264808477574" calcext:value-type="float">
            <text:p>0,638264808477574</text:p>
          </table:table-cell>
          <table:table-cell office:value-type="float" office:value="0.468714337744324" calcext:value-type="float">
            <text:p>0,468714337744324</text:p>
          </table:table-cell>
          <table:table-cell office:value-type="float" office:value="0.621666881360299" calcext:value-type="float">
            <text:p>0,621666881360299</text:p>
          </table:table-cell>
          <table:table-cell office:value-type="float" office:value="0.878844038452341" calcext:value-type="float">
            <text:p>0,878844038452341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113525390625" calcext:value-type="float">
            <text:p>0,85113525390625</text:p>
          </table:table-cell>
          <table:table-cell office:value-type="float" office:value="0.791019313958448" calcext:value-type="float">
            <text:p>0,791019313958448</text:p>
          </table:table-cell>
          <table:table-cell office:value-type="float" office:value="0.603313274007296" calcext:value-type="float">
            <text:p>0,603313274007296</text:p>
          </table:table-cell>
          <table:table-cell office:value-type="float" office:value="0.431960340697365" calcext:value-type="float">
            <text:p>0,431960340697365</text:p>
          </table:table-cell>
          <table:table-cell office:value-type="float" office:value="0.487606099301435" calcext:value-type="float">
            <text:p>0,487606099301435</text:p>
          </table:table-cell>
          <table:table-cell office:value-type="float" office:value="0.961050169198974" calcext:value-type="float">
            <text:p>0,961050169198974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902491978236607" calcext:value-type="float">
            <text:p>0,902491978236607</text:p>
          </table:table-cell>
          <table:table-cell office:value-type="float" office:value="0.794129830167466" calcext:value-type="float">
            <text:p>0,794129830167466</text:p>
          </table:table-cell>
          <table:table-cell office:value-type="float" office:value="0.705888541146148" calcext:value-type="float">
            <text:p>0,705888541146148</text:p>
          </table:table-cell>
          <table:table-cell office:value-type="float" office:value="0.545461935536317" calcext:value-type="float">
            <text:p>0,545461935536317</text:p>
          </table:table-cell>
          <table:table-cell office:value-type="float" office:value="0.635296345389131" calcext:value-type="float">
            <text:p>0,635296345389131</text:p>
          </table:table-cell>
          <table:table-cell office:value-type="float" office:value="0.962816895387115" calcext:value-type="float">
            <text:p>0,96281689538711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75052315848214" calcext:value-type="float">
            <text:p>0,875052315848214</text:p>
          </table:table-cell>
          <table:table-cell office:value-type="float" office:value="0.683201217071022" calcext:value-type="float">
            <text:p>0,683201217071022</text:p>
          </table:table-cell>
          <table:table-cell office:value-type="float" office:value="0.704292199752373" calcext:value-type="float">
            <text:p>0,704292199752373</text:p>
          </table:table-cell>
          <table:table-cell office:value-type="float" office:value="0.543557891383978" calcext:value-type="float">
            <text:p>0,543557891383978</text:p>
          </table:table-cell>
          <table:table-cell office:value-type="float" office:value="0.726726854612043" calcext:value-type="float">
            <text:p>0,726726854612043</text:p>
          </table:table-cell>
          <table:table-cell office:value-type="float" office:value="0.913240356994057" calcext:value-type="float">
            <text:p>0,91324035699405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77837844122024" calcext:value-type="float">
            <text:p>0,777837844122024</text:p>
          </table:table-cell>
          <table:table-cell table:style-name="ce9" table:formula="of:=AVERAGE([.D2:.D25])" office:value-type="float" office:value="0.819218790128734" calcext:value-type="float">
            <text:p>0,819218790128734</text:p>
          </table:table-cell>
          <table:table-cell table:style-name="ce9" table:formula="of:=AVERAGE([.E2:.E25])" office:value-type="float" office:value="0.579914097914437" calcext:value-type="float">
            <text:p>0,579914097914437</text:p>
          </table:table-cell>
          <table:table-cell table:style-name="ce9" table:formula="of:=AVERAGE([.F2:.F25])" office:value-type="float" office:value="0.418842976723023" calcext:value-type="float">
            <text:p>0,418842976723023</text:p>
          </table:table-cell>
          <table:table-cell table:style-name="ce9" table:formula="of:=AVERAGE([.G2:.G25])" office:value-type="float" office:value="0.480715600137991" calcext:value-type="float">
            <text:p>0,480715600137991</text:p>
          </table:table-cell>
          <table:table-cell table:style-name="ce9" table:formula="of:=AVERAGE([.H2:.H25])" office:value-type="float" office:value="0.947175057035304" calcext:value-type="float">
            <text:p>0,947175057035304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30919247581845" calcext:value-type="float">
            <text:p>0,730919247581845</text:p>
          </table:table-cell>
          <table:table-cell table:formula="of:=AVERAGE([.D8:.D13])" office:value-type="float" office:value="0.793622687277185" calcext:value-type="float">
            <text:p>0,793622687277185</text:p>
          </table:table-cell>
          <table:table-cell table:formula="of:=AVERAGE([.E8:.E13])" office:value-type="float" office:value="0.410922738026643" calcext:value-type="float">
            <text:p>0,410922738026643</text:p>
          </table:table-cell>
          <table:table-cell table:formula="of:=AVERAGE([.F8:.F13])" office:value-type="float" office:value="0.262180303243619" calcext:value-type="float">
            <text:p>0,262180303243619</text:p>
          </table:table-cell>
          <table:table-cell table:formula="of:=AVERAGE([.G8:.G13])" office:value-type="float" office:value="0.304559873265802" calcext:value-type="float">
            <text:p>0,304559873265802</text:p>
          </table:table-cell>
          <table:table-cell table:formula="of:=AVERAGE([.H8:.H13])" office:value-type="float" office:value="0.953892292232276" calcext:value-type="float">
            <text:p>0,95389229223227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763278052920387" calcext:value-type="float">
            <text:p>0,763278052920387</text:p>
          </table:table-cell>
          <table:table-cell table:formula="of:=AVERAGE([.D2:.D7])" office:value-type="float" office:value="0.89457761084342" calcext:value-type="float">
            <text:p>0,89457761084342</text:p>
          </table:table-cell>
          <table:table-cell table:formula="of:=AVERAGE([.E2:.E7])" office:value-type="float" office:value="0.640566871455378" calcext:value-type="float">
            <text:p>0,640566871455378</text:p>
          </table:table-cell>
          <table:table-cell table:formula="of:=AVERAGE([.F2:.F7])" office:value-type="float" office:value="0.472050756714243" calcext:value-type="float">
            <text:p>0,472050756714243</text:p>
          </table:table-cell>
          <table:table-cell table:formula="of:=AVERAGE([.G2:.G7])" office:value-type="float" office:value="0.4995530243316" calcext:value-type="float">
            <text:p>0,4995530243316</text:p>
          </table:table-cell>
          <table:table-cell table:formula="of:=AVERAGE([.H2:.H7])" office:value-type="float" office:value="0.958006348099687" calcext:value-type="float">
            <text:p>0,95800634809968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54799979073661" calcext:value-type="float">
            <text:p>0,754799979073661</text:p>
          </table:table-cell>
          <table:table-cell table:formula="of:=AVERAGE([.D14:.D19])" office:value-type="float" office:value="0.807318457225921" calcext:value-type="float">
            <text:p>0,807318457225921</text:p>
          </table:table-cell>
          <table:table-cell table:formula="of:=AVERAGE([.E14:.E19])" office:value-type="float" office:value="0.587302350632977" calcext:value-type="float">
            <text:p>0,587302350632977</text:p>
          </table:table-cell>
          <table:table-cell table:formula="of:=AVERAGE([.F14:.F19])" office:value-type="float" office:value="0.422729080947391" calcext:value-type="float">
            <text:p>0,422729080947391</text:p>
          </table:table-cell>
          <table:table-cell table:formula="of:=AVERAGE([.G14:.G19])" office:value-type="float" office:value="0.50566349672997" calcext:value-type="float">
            <text:p>0,50566349672997</text:p>
          </table:table-cell>
          <table:table-cell table:formula="of:=AVERAGE([.H14:.H19])" office:value-type="float" office:value="0.933784972577526" calcext:value-type="float">
            <text:p>0,93378497257752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2354096912202" calcext:value-type="float">
            <text:p>0,862354096912202</text:p>
          </table:table-cell>
          <table:table-cell table:formula="of:=AVERAGE([.D20:.D25])" office:value-type="float" office:value="0.781356405168408" calcext:value-type="float">
            <text:p>0,781356405168408</text:p>
          </table:table-cell>
          <table:table-cell table:formula="of:=AVERAGE([.E20:.E25])" office:value-type="float" office:value="0.680864431542748" calcext:value-type="float">
            <text:p>0,680864431542748</text:p>
          </table:table-cell>
          <table:table-cell table:formula="of:=AVERAGE([.F20:.F25])" office:value-type="float" office:value="0.518411765986838" calcext:value-type="float">
            <text:p>0,518411765986838</text:p>
          </table:table-cell>
          <table:table-cell table:formula="of:=AVERAGE([.G20:.G25])" office:value-type="float" office:value="0.613086006224592" calcext:value-type="float">
            <text:p>0,613086006224592</text:p>
          </table:table-cell>
          <table:table-cell table:formula="of:=AVERAGE([.H20:.H25])" office:value-type="float" office:value="0.943016615231727" calcext:value-type="float">
            <text:p>0,943016615231727</text:p>
          </table:table-cell>
        </table:table-row>
      </table:table>
      <table:table table:name="3-phoulady_et_al_(2016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4816545758929" calcext:value-type="float">
            <text:p>0,704816545758929</text:p>
          </table:table-cell>
          <table:table-cell office:value-type="float" office:value="0.844183330900598" calcext:value-type="float">
            <text:p>0,844183330900598</text:p>
          </table:table-cell>
          <table:table-cell office:value-type="float" office:value="0.405945111251491" calcext:value-type="float">
            <text:p>0,405945111251491</text:p>
          </table:table-cell>
          <table:table-cell office:value-type="float" office:value="0.254661940512098" calcext:value-type="float">
            <text:p>0,254661940512098</text:p>
          </table:table-cell>
          <table:table-cell office:value-type="float" office:value="0.267222658596313" calcext:value-type="float">
            <text:p>0,267222658596313</text:p>
          </table:table-cell>
          <table:table-cell office:value-type="float" office:value="0.970098876782163" calcext:value-type="float">
            <text:p>0,970098876782163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61603655133929" calcext:value-type="float">
            <text:p>0,661603655133929</text:p>
          </table:table-cell>
          <table:table-cell office:value-type="float" office:value="0.89028655234657" calcext:value-type="float">
            <text:p>0,89028655234657</text:p>
          </table:table-cell>
          <table:table-cell office:value-type="float" office:value="0.448533590996931" calcext:value-type="float">
            <text:p>0,448533590996931</text:p>
          </table:table-cell>
          <table:table-cell office:value-type="float" office:value="0.289102998552928" calcext:value-type="float">
            <text:p>0,289102998552928</text:p>
          </table:table-cell>
          <table:table-cell office:value-type="float" office:value="0.299783467558122" calcext:value-type="float">
            <text:p>0,299783467558122</text:p>
          </table:table-cell>
          <table:table-cell office:value-type="float" office:value="0.968649258542876" calcext:value-type="float">
            <text:p>0,968649258542876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44341169084821" calcext:value-type="float">
            <text:p>0,744341169084821</text:p>
          </table:table-cell>
          <table:table-cell office:value-type="float" office:value="0.848084870165916" calcext:value-type="float">
            <text:p>0,848084870165916</text:p>
          </table:table-cell>
          <table:table-cell office:value-type="float" office:value="0.483975994790659" calcext:value-type="float">
            <text:p>0,483975994790659</text:p>
          </table:table-cell>
          <table:table-cell office:value-type="float" office:value="0.319240324115994" calcext:value-type="float">
            <text:p>0,319240324115994</text:p>
          </table:table-cell>
          <table:table-cell office:value-type="float" office:value="0.338603230890465" calcext:value-type="float">
            <text:p>0,338603230890465</text:p>
          </table:table-cell>
          <table:table-cell office:value-type="float" office:value="0.966752159827214" calcext:value-type="float">
            <text:p>0,96675215982721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7864990234375" calcext:value-type="float">
            <text:p>0,67864990234375</text:p>
          </table:table-cell>
          <table:table-cell office:value-type="float" office:value="0.95995597697257" calcext:value-type="float">
            <text:p>0,95995597697257</text:p>
          </table:table-cell>
          <table:table-cell office:value-type="float" office:value="0.380931584163405" calcext:value-type="float">
            <text:p>0,380931584163405</text:p>
          </table:table-cell>
          <table:table-cell office:value-type="float" office:value="0.235278250404615" calcext:value-type="float">
            <text:p>0,235278250404615</text:p>
          </table:table-cell>
          <table:table-cell office:value-type="float" office:value="0.237610276398231" calcext:value-type="float">
            <text:p>0,237610276398231</text:p>
          </table:table-cell>
          <table:table-cell office:value-type="float" office:value="0.992936819627578" calcext:value-type="float">
            <text:p>0,99293681962757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58796037946429" calcext:value-type="float">
            <text:p>0,658796037946429</text:p>
          </table:table-cell>
          <table:table-cell office:value-type="float" office:value="0.920530174844896" calcext:value-type="float">
            <text:p>0,920530174844896</text:p>
          </table:table-cell>
          <table:table-cell office:value-type="float" office:value="0.454788642126675" calcext:value-type="float">
            <text:p>0,454788642126675</text:p>
          </table:table-cell>
          <table:table-cell office:value-type="float" office:value="0.294321317151462" calcext:value-type="float">
            <text:p>0,294321317151462</text:p>
          </table:table-cell>
          <table:table-cell office:value-type="float" office:value="0.301994671008808" calcext:value-type="float">
            <text:p>0,301994671008808</text:p>
          </table:table-cell>
          <table:table-cell office:value-type="float" office:value="0.97676604445617" calcext:value-type="float">
            <text:p>0,97676604445617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27565220424107" calcext:value-type="float">
            <text:p>0,727565220424107</text:p>
          </table:table-cell>
          <table:table-cell office:value-type="float" office:value="0.962053133461523" calcext:value-type="float">
            <text:p>0,962053133461523</text:p>
          </table:table-cell>
          <table:table-cell office:value-type="float" office:value="0.610785156395979" calcext:value-type="float">
            <text:p>0,610785156395979</text:p>
          </table:table-cell>
          <table:table-cell office:value-type="float" office:value="0.439662129445311" calcext:value-type="float">
            <text:p>0,439662129445311</text:p>
          </table:table-cell>
          <table:table-cell office:value-type="float" office:value="0.44742125050188" calcext:value-type="float">
            <text:p>0,44742125050188</text:p>
          </table:table-cell>
          <table:table-cell office:value-type="float" office:value="0.983854810164624" calcext:value-type="float">
            <text:p>0,983854810164624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39957101004464" calcext:value-type="float">
            <text:p>0,839957101004464</text:p>
          </table:table-cell>
          <table:table-cell office:value-type="float" office:value="0.645402728999942" calcext:value-type="float">
            <text:p>0,645402728999942</text:p>
          </table:table-cell>
          <table:table-cell office:value-type="float" office:value="0.549846719803801" calcext:value-type="float">
            <text:p>0,549846719803801</text:p>
          </table:table-cell>
          <table:table-cell office:value-type="float" office:value="0.379164552680534" calcext:value-type="float">
            <text:p>0,379164552680534</text:p>
          </table:table-cell>
          <table:table-cell office:value-type="float" office:value="0.478937024694523" calcext:value-type="float">
            <text:p>0,478937024694523</text:p>
          </table:table-cell>
          <table:table-cell office:value-type="float" office:value="0.932527771083017" calcext:value-type="float">
            <text:p>0,932527771083017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675423758370536" calcext:value-type="float">
            <text:p>0,675423758370536</text:p>
          </table:table-cell>
          <table:table-cell office:value-type="float" office:value="0.716110150325928" calcext:value-type="float">
            <text:p>0,716110150325928</text:p>
          </table:table-cell>
          <table:table-cell office:value-type="float" office:value="0.366458464523376" calcext:value-type="float">
            <text:p>0,366458464523376</text:p>
          </table:table-cell>
          <table:table-cell office:value-type="float" office:value="0.224333729240899" calcext:value-type="float">
            <text:p>0,224333729240899</text:p>
          </table:table-cell>
          <table:table-cell office:value-type="float" office:value="0.246231960295497" calcext:value-type="float">
            <text:p>0,246231960295497</text:p>
          </table:table-cell>
          <table:table-cell office:value-type="float" office:value="0.939857676319312" calcext:value-type="float">
            <text:p>0,939857676319312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637137276785714" calcext:value-type="float">
            <text:p>0,637137276785714</text:p>
          </table:table-cell>
          <table:table-cell office:value-type="float" office:value="0.78864715396254" calcext:value-type="float">
            <text:p>0,78864715396254</text:p>
          </table:table-cell>
          <table:table-cell office:value-type="float" office:value="0.420777196303307" calcext:value-type="float">
            <text:p>0,420777196303307</text:p>
          </table:table-cell>
          <table:table-cell office:value-type="float" office:value="0.266445744905873" calcext:value-type="float">
            <text:p>0,266445744905873</text:p>
          </table:table-cell>
          <table:table-cell office:value-type="float" office:value="0.286934568440235" calcext:value-type="float">
            <text:p>0,286934568440235</text:p>
          </table:table-cell>
          <table:table-cell office:value-type="float" office:value="0.934668666440886" calcext:value-type="float">
            <text:p>0,93466866644088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15750558035714" calcext:value-type="float">
            <text:p>0,715750558035714</text:p>
          </table:table-cell>
          <table:table-cell office:value-type="float" office:value="0.676330438655088" calcext:value-type="float">
            <text:p>0,676330438655088</text:p>
          </table:table-cell>
          <table:table-cell office:value-type="float" office:value="0.482326039317814" calcext:value-type="float">
            <text:p>0,482326039317814</text:p>
          </table:table-cell>
          <table:table-cell office:value-type="float" office:value="0.317806097892732" calcext:value-type="float">
            <text:p>0,317806097892732</text:p>
          </table:table-cell>
          <table:table-cell office:value-type="float" office:value="0.374811816678595" calcext:value-type="float">
            <text:p>0,374811816678595</text:p>
          </table:table-cell>
          <table:table-cell office:value-type="float" office:value="0.902007577289703" calcext:value-type="float">
            <text:p>0,902007577289703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4236188616071" calcext:value-type="float">
            <text:p>0,824236188616071</text:p>
          </table:table-cell>
          <table:table-cell office:value-type="float" office:value="0.690012136788748" calcext:value-type="float">
            <text:p>0,690012136788748</text:p>
          </table:table-cell>
          <table:table-cell office:value-type="float" office:value="0.489515802269044" calcext:value-type="float">
            <text:p>0,489515802269044</text:p>
          </table:table-cell>
          <table:table-cell office:value-type="float" office:value="0.324078731180632" calcext:value-type="float">
            <text:p>0,324078731180632</text:p>
          </table:table-cell>
          <table:table-cell office:value-type="float" office:value="0.379302225187395" calcext:value-type="float">
            <text:p>0,379302225187395</text:p>
          </table:table-cell>
          <table:table-cell office:value-type="float" office:value="0.95132668960956" calcext:value-type="float">
            <text:p>0,95132668960956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98713030133929" calcext:value-type="float">
            <text:p>0,698713030133929</text:p>
          </table:table-cell>
          <table:table-cell office:value-type="float" office:value="0.726050881162998" calcext:value-type="float">
            <text:p>0,726050881162998</text:p>
          </table:table-cell>
          <table:table-cell office:value-type="float" office:value="0.379974878880316" calcext:value-type="float">
            <text:p>0,379974878880316</text:p>
          </table:table-cell>
          <table:table-cell office:value-type="float" office:value="0.234548757254885" calcext:value-type="float">
            <text:p>0,234548757254885</text:p>
          </table:table-cell>
          <table:table-cell office:value-type="float" office:value="0.257321311395727" calcext:value-type="float">
            <text:p>0,257321311395727</text:p>
          </table:table-cell>
          <table:table-cell office:value-type="float" office:value="0.945676561373927" calcext:value-type="float">
            <text:p>0,94567656137392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22623116629464" calcext:value-type="float">
            <text:p>0,822623116629464</text:p>
          </table:table-cell>
          <table:table-cell office:value-type="float" office:value="0.725655517465024" calcext:value-type="float">
            <text:p>0,725655517465024</text:p>
          </table:table-cell>
          <table:table-cell office:value-type="float" office:value="0.606297536335662" calcext:value-type="float">
            <text:p>0,606297536335662</text:p>
          </table:table-cell>
          <table:table-cell office:value-type="float" office:value="0.435026522620602" calcext:value-type="float">
            <text:p>0,435026522620602</text:p>
          </table:table-cell>
          <table:table-cell office:value-type="float" office:value="0.520658135283364" calcext:value-type="float">
            <text:p>0,520658135283364</text:p>
          </table:table-cell>
          <table:table-cell office:value-type="float" office:value="0.930002482181483" calcext:value-type="float">
            <text:p>0,930002482181483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83952985491071" calcext:value-type="float">
            <text:p>0,783952985491071</text:p>
          </table:table-cell>
          <table:table-cell office:value-type="float" office:value="0.663460070239731" calcext:value-type="float">
            <text:p>0,663460070239731</text:p>
          </table:table-cell>
          <table:table-cell office:value-type="float" office:value="0.583828815210454" calcext:value-type="float">
            <text:p>0,583828815210454</text:p>
          </table:table-cell>
          <table:table-cell office:value-type="float" office:value="0.412258646045828" calcext:value-type="float">
            <text:p>0,412258646045828</text:p>
          </table:table-cell>
          <table:table-cell office:value-type="float" office:value="0.521264471237478" calcext:value-type="float">
            <text:p>0,521264471237478</text:p>
          </table:table-cell>
          <table:table-cell office:value-type="float" office:value="0.891623435694441" calcext:value-type="float">
            <text:p>0,891623435694441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0136021205357" calcext:value-type="float">
            <text:p>0,800136021205357</text:p>
          </table:table-cell>
          <table:table-cell office:value-type="float" office:value="0.59159523311729" calcext:value-type="float">
            <text:p>0,59159523311729</text:p>
          </table:table-cell>
          <table:table-cell office:value-type="float" office:value="0.552462025069312" calcext:value-type="float">
            <text:p>0,552462025069312</text:p>
          </table:table-cell>
          <table:table-cell office:value-type="float" office:value="0.381656325869976" calcext:value-type="float">
            <text:p>0,381656325869976</text:p>
          </table:table-cell>
          <table:table-cell office:value-type="float" office:value="0.51818481485551" calcext:value-type="float">
            <text:p>0,51818481485551</text:p>
          </table:table-cell>
          <table:table-cell office:value-type="float" office:value="0.888230245465469" calcext:value-type="float">
            <text:p>0,88823024546546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19090053013393" calcext:value-type="float">
            <text:p>0,719090053013393</text:p>
          </table:table-cell>
          <table:table-cell office:value-type="float" office:value="0.955012773381519" calcext:value-type="float">
            <text:p>0,955012773381519</text:p>
          </table:table-cell>
          <table:table-cell office:value-type="float" office:value="0.487569785751778" calcext:value-type="float">
            <text:p>0,487569785751778</text:p>
          </table:table-cell>
          <table:table-cell office:value-type="float" office:value="0.322375063099445" calcext:value-type="float">
            <text:p>0,322375063099445</text:p>
          </table:table-cell>
          <table:table-cell office:value-type="float" office:value="0.327346119345607" calcext:value-type="float">
            <text:p>0,327346119345607</text:p>
          </table:table-cell>
          <table:table-cell office:value-type="float" office:value="0.989361388618749" calcext:value-type="float">
            <text:p>0,989361388618749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67288643973214" calcext:value-type="float">
            <text:p>0,667288643973214</text:p>
          </table:table-cell>
          <table:table-cell office:value-type="float" office:value="0.884097333850673" calcext:value-type="float">
            <text:p>0,884097333850673</text:p>
          </table:table-cell>
          <table:table-cell office:value-type="float" office:value="0.455337006480345" calcext:value-type="float">
            <text:p>0,455337006480345</text:p>
          </table:table-cell>
          <table:table-cell office:value-type="float" office:value="0.294780808752865" calcext:value-type="float">
            <text:p>0,294780808752865</text:p>
          </table:table-cell>
          <table:table-cell office:value-type="float" office:value="0.306630524636177" calcext:value-type="float">
            <text:p>0,306630524636177</text:p>
          </table:table-cell>
          <table:table-cell office:value-type="float" office:value="0.966635285857893" calcext:value-type="float">
            <text:p>0,966635285857893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636186872209821" calcext:value-type="float">
            <text:p>0,636186872209821</text:p>
          </table:table-cell>
          <table:table-cell office:value-type="float" office:value="0.943293821371195" calcext:value-type="float">
            <text:p>0,943293821371195</text:p>
          </table:table-cell>
          <table:table-cell office:value-type="float" office:value="0.510126210742589" calcext:value-type="float">
            <text:p>0,510126210742589</text:p>
          </table:table-cell>
          <table:table-cell office:value-type="float" office:value="0.342395587076438" calcext:value-type="float">
            <text:p>0,342395587076438</text:p>
          </table:table-cell>
          <table:table-cell office:value-type="float" office:value="0.349591271884655" calcext:value-type="float">
            <text:p>0,349591271884655</text:p>
          </table:table-cell>
          <table:table-cell office:value-type="float" office:value="0.975144640682095" calcext:value-type="float">
            <text:p>0,975144640682095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42232840401786" calcext:value-type="float">
            <text:p>0,842232840401786</text:p>
          </table:table-cell>
          <table:table-cell office:value-type="float" office:value="0.818927488282327" calcext:value-type="float">
            <text:p>0,818927488282327</text:p>
          </table:table-cell>
          <table:table-cell office:value-type="float" office:value="0.567708333333333" calcext:value-type="float">
            <text:p>0,567708333333333</text:p>
          </table:table-cell>
          <table:table-cell office:value-type="float" office:value="0.396363636363636" calcext:value-type="float">
            <text:p>0,396363636363636</text:p>
          </table:table-cell>
          <table:table-cell office:value-type="float" office:value="0.434437618838672" calcext:value-type="float">
            <text:p>0,434437618838672</text:p>
          </table:table-cell>
          <table:table-cell office:value-type="float" office:value="0.969922143347836" calcext:value-type="float">
            <text:p>0,969922143347836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64944893973214" calcext:value-type="float">
            <text:p>0,764944893973214</text:p>
          </table:table-cell>
          <table:table-cell office:value-type="float" office:value="0.923162055335968" calcext:value-type="float">
            <text:p>0,923162055335968</text:p>
          </table:table-cell>
          <table:table-cell office:value-type="float" office:value="0.464204793894344" calcext:value-type="float">
            <text:p>0,464204793894344</text:p>
          </table:table-cell>
          <table:table-cell office:value-type="float" office:value="0.30225696241847" calcext:value-type="float">
            <text:p>0,30225696241847</text:p>
          </table:table-cell>
          <table:table-cell office:value-type="float" office:value="0.310057349192863" calcext:value-type="float">
            <text:p>0,310057349192863</text:p>
          </table:table-cell>
          <table:table-cell office:value-type="float" office:value="0.987380556709597" calcext:value-type="float">
            <text:p>0,987380556709597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40576171875" calcext:value-type="float">
            <text:p>0,7840576171875</text:p>
          </table:table-cell>
          <table:table-cell office:value-type="float" office:value="0.676454075903885" calcext:value-type="float">
            <text:p>0,676454075903885</text:p>
          </table:table-cell>
          <table:table-cell office:value-type="float" office:value="0.493164702030125" calcext:value-type="float">
            <text:p>0,493164702030125</text:p>
          </table:table-cell>
          <table:table-cell office:value-type="float" office:value="0.327285074018742" calcext:value-type="float">
            <text:p>0,327285074018742</text:p>
          </table:table-cell>
          <table:table-cell office:value-type="float" office:value="0.388026536132938" calcext:value-type="float">
            <text:p>0,388026536132938</text:p>
          </table:table-cell>
          <table:table-cell office:value-type="float" office:value="0.931094265627242" calcext:value-type="float">
            <text:p>0,93109426562724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37942940848214" calcext:value-type="float">
            <text:p>0,837942940848214</text:p>
          </table:table-cell>
          <table:table-cell office:value-type="float" office:value="0.894581861012956" calcext:value-type="float">
            <text:p>0,894581861012956</text:p>
          </table:table-cell>
          <table:table-cell office:value-type="float" office:value="0.495137719345901" calcext:value-type="float">
            <text:p>0,495137719345901</text:p>
          </table:table-cell>
          <table:table-cell office:value-type="float" office:value="0.329025270758123" calcext:value-type="float">
            <text:p>0,329025270758123</text:p>
          </table:table-cell>
          <table:table-cell office:value-type="float" office:value="0.342297002929467" calcext:value-type="float">
            <text:p>0,342297002929467</text:p>
          </table:table-cell>
          <table:table-cell office:value-type="float" office:value="0.9878040471486" calcext:value-type="float">
            <text:p>0,9878040471486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6060616629464" calcext:value-type="float">
            <text:p>0,846060616629464</text:p>
          </table:table-cell>
          <table:table-cell office:value-type="float" office:value="0.731420947298199" calcext:value-type="float">
            <text:p>0,731420947298199</text:p>
          </table:table-cell>
          <table:table-cell office:value-type="float" office:value="0.383102134945316" calcext:value-type="float">
            <text:p>0,383102134945316</text:p>
          </table:table-cell>
          <table:table-cell office:value-type="float" office:value="0.236936508622553" calcext:value-type="float">
            <text:p>0,236936508622553</text:p>
          </table:table-cell>
          <table:table-cell office:value-type="float" office:value="0.259515243325128" calcext:value-type="float">
            <text:p>0,259515243325128</text:p>
          </table:table-cell>
          <table:table-cell office:value-type="float" office:value="0.978485314864692" calcext:value-type="float">
            <text:p>0,978485314864692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50699288504464" calcext:value-type="float">
            <text:p>0,850699288504464</text:p>
          </table:table-cell>
          <table:table-cell office:value-type="float" office:value="0.714758527524485" calcext:value-type="float">
            <text:p>0,714758527524485</text:p>
          </table:table-cell>
          <table:table-cell office:value-type="float" office:value="0.552772481521143" calcext:value-type="float">
            <text:p>0,552772481521143</text:p>
          </table:table-cell>
          <table:table-cell office:value-type="float" office:value="0.381952716116224" calcext:value-type="float">
            <text:p>0,381952716116224</text:p>
          </table:table-cell>
          <table:table-cell office:value-type="float" office:value="0.45064304573716" calcext:value-type="float">
            <text:p>0,45064304573716</text:p>
          </table:table-cell>
          <table:table-cell office:value-type="float" office:value="0.953698221608228" calcext:value-type="float">
            <text:p>0,95369822160822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46758597237723" calcext:value-type="float">
            <text:p>0,746758597237723</text:p>
          </table:table-cell>
          <table:table-cell table:style-name="ce9" table:formula="of:=AVERAGE([.D2:.D25])" office:value-type="float" office:value="0.799586134723774" calcext:value-type="float">
            <text:p>0,799586134723774</text:p>
          </table:table-cell>
          <table:table-cell table:style-name="ce9" table:formula="of:=AVERAGE([.E2:.E25])" office:value-type="float" office:value="0.484398780228462" calcext:value-type="float">
            <text:p>0,484398780228462</text:p>
          </table:table-cell>
          <table:table-cell table:style-name="ce9" table:formula="of:=AVERAGE([.F2:.F25])" office:value-type="float" office:value="0.322539903962536" calcext:value-type="float">
            <text:p>0,322539903962536</text:p>
          </table:table-cell>
          <table:table-cell table:style-name="ce9" table:formula="of:=AVERAGE([.G2:.G25])" office:value-type="float" office:value="0.360201108126867" calcext:value-type="float">
            <text:p>0,360201108126867</text:p>
          </table:table-cell>
          <table:table-cell table:style-name="ce9" table:formula="of:=AVERAGE([.H2:.H25])" office:value-type="float" office:value="0.954771039138473" calcext:value-type="float">
            <text:p>0,95477103913847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31869652157738" calcext:value-type="float">
            <text:p>0,731869652157738</text:p>
          </table:table-cell>
          <table:table-cell table:formula="of:=AVERAGE([.D8:.D13])" office:value-type="float" office:value="0.707092248315874" calcext:value-type="float">
            <text:p>0,707092248315874</text:p>
          </table:table-cell>
          <table:table-cell table:formula="of:=AVERAGE([.E8:.E13])" office:value-type="float" office:value="0.448149850182943" calcext:value-type="float">
            <text:p>0,448149850182943</text:p>
          </table:table-cell>
          <table:table-cell table:formula="of:=AVERAGE([.F8:.F13])" office:value-type="float" office:value="0.291062935525926" calcext:value-type="float">
            <text:p>0,291062935525926</text:p>
          </table:table-cell>
          <table:table-cell table:formula="of:=AVERAGE([.G8:.G13])" office:value-type="float" office:value="0.337256484448662" calcext:value-type="float">
            <text:p>0,337256484448662</text:p>
          </table:table-cell>
          <table:table-cell table:formula="of:=AVERAGE([.H8:.H13])" office:value-type="float" office:value="0.934344157019401" calcext:value-type="float">
            <text:p>0,93434415701940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95962088448661" calcext:value-type="float">
            <text:p>0,695962088448661</text:p>
          </table:table-cell>
          <table:table-cell table:formula="of:=AVERAGE([.D2:.D7])" office:value-type="float" office:value="0.904182339782012" calcext:value-type="float">
            <text:p>0,904182339782012</text:p>
          </table:table-cell>
          <table:table-cell table:formula="of:=AVERAGE([.E2:.E7])" office:value-type="float" office:value="0.464160013287523" calcext:value-type="float">
            <text:p>0,464160013287523</text:p>
          </table:table-cell>
          <table:table-cell table:formula="of:=AVERAGE([.F2:.F7])" office:value-type="float" office:value="0.305377826697068" calcext:value-type="float">
            <text:p>0,305377826697068</text:p>
          </table:table-cell>
          <table:table-cell table:formula="of:=AVERAGE([.G2:.G7])" office:value-type="float" office:value="0.31543925915897" calcext:value-type="float">
            <text:p>0,31543925915897</text:p>
          </table:table-cell>
          <table:table-cell table:formula="of:=AVERAGE([.H2:.H7])" office:value-type="float" office:value="0.976509661566771" calcext:value-type="float">
            <text:p>0,9765096615667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3821294875372" calcext:value-type="float">
            <text:p>0,73821294875372</text:p>
          </table:table-cell>
          <table:table-cell table:formula="of:=AVERAGE([.D14:.D19])" office:value-type="float" office:value="0.793852458237572" calcext:value-type="float">
            <text:p>0,793852458237572</text:p>
          </table:table-cell>
          <table:table-cell table:formula="of:=AVERAGE([.E14:.E19])" office:value-type="float" office:value="0.532603563265023" calcext:value-type="float">
            <text:p>0,532603563265023</text:p>
          </table:table-cell>
          <table:table-cell table:formula="of:=AVERAGE([.F14:.F19])" office:value-type="float" office:value="0.364748825577525" calcext:value-type="float">
            <text:p>0,364748825577525</text:p>
          </table:table-cell>
          <table:table-cell table:formula="of:=AVERAGE([.G14:.G19])" office:value-type="float" office:value="0.423945889540465" calcext:value-type="float">
            <text:p>0,423945889540465</text:p>
          </table:table-cell>
          <table:table-cell table:formula="of:=AVERAGE([.H14:.H19])" office:value-type="float" office:value="0.940166246416688" calcext:value-type="float">
            <text:p>0,94016624641668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0989699590774" calcext:value-type="float">
            <text:p>0,820989699590774</text:p>
          </table:table-cell>
          <table:table-cell table:formula="of:=AVERAGE([.D20:.D25])" office:value-type="float" office:value="0.793217492559637" calcext:value-type="float">
            <text:p>0,793217492559637</text:p>
          </table:table-cell>
          <table:table-cell table:formula="of:=AVERAGE([.E20:.E25])" office:value-type="float" office:value="0.49268169417836" calcext:value-type="float">
            <text:p>0,49268169417836</text:p>
          </table:table-cell>
          <table:table-cell table:formula="of:=AVERAGE([.F20:.F25])" office:value-type="float" office:value="0.328970028049625" calcext:value-type="float">
            <text:p>0,328970028049625</text:p>
          </table:table-cell>
          <table:table-cell table:formula="of:=AVERAGE([.G20:.G25])" office:value-type="float" office:value="0.364162799359371" calcext:value-type="float">
            <text:p>0,364162799359371</text:p>
          </table:table-cell>
          <table:table-cell table:formula="of:=AVERAGE([.H20:.H25])" office:value-type="float" office:value="0.968064091551032" calcext:value-type="float">
            <text:p>0,968064091551032</text:p>
          </table:table-cell>
        </table:table-row>
      </table:table>
      <table:table table:name="4-vahadane_and_sethi_(2013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37993512834821" calcext:value-type="float">
            <text:p>0,737993512834821</text:p>
          </table:table-cell>
          <table:table-cell office:value-type="float" office:value="0.895063570703755" calcext:value-type="float">
            <text:p>0,895063570703755</text:p>
          </table:table-cell>
          <table:table-cell office:value-type="float" office:value="0.499508652709072" calcext:value-type="float">
            <text:p>0,499508652709072</text:p>
          </table:table-cell>
          <table:table-cell office:value-type="float" office:value="0.332896723203978" calcext:value-type="float">
            <text:p>0,332896723203978</text:p>
          </table:table-cell>
          <table:table-cell office:value-type="float" office:value="0.346416855334288" calcext:value-type="float">
            <text:p>0,346416855334288</text:p>
          </table:table-cell>
          <table:table-cell office:value-type="float" office:value="0.975378840928826" calcext:value-type="float">
            <text:p>0,975378840928826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95390973772321" calcext:value-type="float">
            <text:p>0,695390973772321</text:p>
          </table:table-cell>
          <table:table-cell office:value-type="float" office:value="0.945520398410383" calcext:value-type="float">
            <text:p>0,945520398410383</text:p>
          </table:table-cell>
          <table:table-cell office:value-type="float" office:value="0.518317316309788" calcext:value-type="float">
            <text:p>0,518317316309788</text:p>
          </table:table-cell>
          <table:table-cell office:value-type="float" office:value="0.34981667938434" calcext:value-type="float">
            <text:p>0,34981667938434</text:p>
          </table:table-cell>
          <table:table-cell office:value-type="float" office:value="0.357012612065036" calcext:value-type="float">
            <text:p>0,357012612065036</text:p>
          </table:table-cell>
          <table:table-cell office:value-type="float" office:value="0.982543520309478" calcext:value-type="float">
            <text:p>0,982543520309478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696541922433036" calcext:value-type="float">
            <text:p>0,696541922433036</text:p>
          </table:table-cell>
          <table:table-cell office:value-type="float" office:value="0.773176470588235" calcext:value-type="float">
            <text:p>0,773176470588235</text:p>
          </table:table-cell>
          <table:table-cell office:value-type="float" office:value="0.320691741650889" calcext:value-type="float">
            <text:p>0,320691741650889</text:p>
          </table:table-cell>
          <table:table-cell office:value-type="float" office:value="0.190966572132596" calcext:value-type="float">
            <text:p>0,190966572132596</text:p>
          </table:table-cell>
          <table:table-cell office:value-type="float" office:value="0.202300039401103" calcext:value-type="float">
            <text:p>0,202300039401103</text:p>
          </table:table-cell>
          <table:table-cell office:value-type="float" office:value="0.967467602591793" calcext:value-type="float">
            <text:p>0,967467602591793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726082938058036" calcext:value-type="float">
            <text:p>0,726082938058036</text:p>
          </table:table-cell>
          <table:table-cell office:value-type="float" office:value="0.924989574645538" calcext:value-type="float">
            <text:p>0,924989574645538</text:p>
          </table:table-cell>
          <table:table-cell office:value-type="float" office:value="0.530453628278903" calcext:value-type="float">
            <text:p>0,530453628278903</text:p>
          </table:table-cell>
          <table:table-cell office:value-type="float" office:value="0.360964198535395" calcext:value-type="float">
            <text:p>0,360964198535395</text:p>
          </table:table-cell>
          <table:table-cell office:value-type="float" office:value="0.371848871565977" calcext:value-type="float">
            <text:p>0,371848871565977</text:p>
          </table:table-cell>
          <table:table-cell office:value-type="float" office:value="0.978511804321532" calcext:value-type="float">
            <text:p>0,97851180432153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69485909598214" calcext:value-type="float">
            <text:p>0,669485909598214</text:p>
          </table:table-cell>
          <table:table-cell office:value-type="float" office:value="0.934658478776126" calcext:value-type="float">
            <text:p>0,934658478776126</text:p>
          </table:table-cell>
          <table:table-cell office:value-type="float" office:value="0.477936315557514" calcext:value-type="float">
            <text:p>0,477936315557514</text:p>
          </table:table-cell>
          <table:table-cell office:value-type="float" office:value="0.314005465370903" calcext:value-type="float">
            <text:p>0,314005465370903</text:p>
          </table:table-cell>
          <table:table-cell office:value-type="float" office:value="0.321053215898157" calcext:value-type="float">
            <text:p>0,321053215898157</text:p>
          </table:table-cell>
          <table:table-cell office:value-type="float" office:value="0.979998021238705" calcext:value-type="float">
            <text:p>0,97999802123870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661917550223214" calcext:value-type="float">
            <text:p>0,661917550223214</text:p>
          </table:table-cell>
          <table:table-cell office:value-type="float" office:value="0.952337926360967" calcext:value-type="float">
            <text:p>0,952337926360967</text:p>
          </table:table-cell>
          <table:table-cell office:value-type="float" office:value="0.465200959973518" calcext:value-type="float">
            <text:p>0,465200959973518</text:p>
          </table:table-cell>
          <table:table-cell office:value-type="float" office:value="0.30310219634063" calcext:value-type="float">
            <text:p>0,30310219634063</text:p>
          </table:table-cell>
          <table:table-cell office:value-type="float" office:value="0.307770923823776" calcext:value-type="float">
            <text:p>0,307770923823776</text:p>
          </table:table-cell>
          <table:table-cell office:value-type="float" office:value="0.985908438240892" calcext:value-type="float">
            <text:p>0,985908438240892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793814522879464" calcext:value-type="float">
            <text:p>0,793814522879464</text:p>
          </table:table-cell>
          <table:table-cell office:value-type="float" office:value="0.491848745180275" calcext:value-type="float">
            <text:p>0,491848745180275</text:p>
          </table:table-cell>
          <table:table-cell office:value-type="float" office:value="0.380790279923538" calcext:value-type="float">
            <text:p>0,380790279923538</text:p>
          </table:table-cell>
          <table:table-cell office:value-type="float" office:value="0.235170450870043" calcext:value-type="float">
            <text:p>0,235170450870043</text:p>
          </table:table-cell>
          <table:table-cell office:value-type="float" office:value="0.310646842689909" calcext:value-type="float">
            <text:p>0,310646842689909</text:p>
          </table:table-cell>
          <table:table-cell office:value-type="float" office:value="0.917705571744703" calcext:value-type="float">
            <text:p>0,917705571744703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674447195870536" calcext:value-type="float">
            <text:p>0,674447195870536</text:p>
          </table:table-cell>
          <table:table-cell office:value-type="float" office:value="0.916623173277662" calcext:value-type="float">
            <text:p>0,916623173277662</text:p>
          </table:table-cell>
          <table:table-cell office:value-type="float" office:value="0.273415455270788" calcext:value-type="float">
            <text:p>0,273415455270788</text:p>
          </table:table-cell>
          <table:table-cell office:value-type="float" office:value="0.158356250845318" calcext:value-type="float">
            <text:p>0,158356250845318</text:p>
          </table:table-cell>
          <table:table-cell office:value-type="float" office:value="0.160670585275484" calcext:value-type="float">
            <text:p>0,160670585275484</text:p>
          </table:table-cell>
          <table:table-cell office:value-type="float" office:value="0.990995561192137" calcext:value-type="float">
            <text:p>0,99099556119213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586469377790179" calcext:value-type="float">
            <text:p>0,586469377790179</text:p>
          </table:table-cell>
          <table:table-cell office:value-type="float" office:value="0.945858791581806" calcext:value-type="float">
            <text:p>0,945858791581806</text:p>
          </table:table-cell>
          <table:table-cell office:value-type="float" office:value="0.190292455568265" calcext:value-type="float">
            <text:p>0,190292455568265</text:p>
          </table:table-cell>
          <table:table-cell office:value-type="float" office:value="0.105150943396226" calcext:value-type="float">
            <text:p>0,105150943396226</text:p>
          </table:table-cell>
          <table:table-cell office:value-type="float" office:value="0.105787665382206" calcext:value-type="float">
            <text:p>0,105787665382206</text:p>
          </table:table-cell>
          <table:table-cell office:value-type="float" office:value="0.994855419549406" calcext:value-type="float">
            <text:p>0,994855419549406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711033412388393" calcext:value-type="float">
            <text:p>0,711033412388393</text:p>
          </table:table-cell>
          <table:table-cell office:value-type="float" office:value="0.76593137254902" calcext:value-type="float">
            <text:p>0,76593137254902</text:p>
          </table:table-cell>
          <table:table-cell office:value-type="float" office:value="0.39068963615304" calcext:value-type="float">
            <text:p>0,39068963615304</text:p>
          </table:table-cell>
          <table:table-cell office:value-type="float" office:value="0.242768359000137" calcext:value-type="float">
            <text:p>0,242768359000137</text:p>
          </table:table-cell>
          <table:table-cell office:value-type="float" office:value="0.262222660973864" calcext:value-type="float">
            <text:p>0,262222660973864</text:p>
          </table:table-cell>
          <table:table-cell office:value-type="float" office:value="0.956221602017015" calcext:value-type="float">
            <text:p>0,95622160201701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820338657924107" calcext:value-type="float">
            <text:p>0,820338657924107</text:p>
          </table:table-cell>
          <table:table-cell office:value-type="float" office:value="0.823170731707317" calcext:value-type="float">
            <text:p>0,823170731707317</text:p>
          </table:table-cell>
          <table:table-cell office:value-type="float" office:value="0.376078728236185" calcext:value-type="float">
            <text:p>0,376078728236185</text:p>
          </table:table-cell>
          <table:table-cell office:value-type="float" office:value="0.231586798433712" calcext:value-type="float">
            <text:p>0,231586798433712</text:p>
          </table:table-cell>
          <table:table-cell office:value-type="float" office:value="0.243711000353204" calcext:value-type="float">
            <text:p>0,243711000353204</text:p>
          </table:table-cell>
          <table:table-cell office:value-type="float" office:value="0.985046016568207" calcext:value-type="float">
            <text:p>0,985046016568207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85878208705357" calcext:value-type="float">
            <text:p>0,685878208705357</text:p>
          </table:table-cell>
          <table:table-cell office:value-type="float" office:value="0.9732027351691" calcext:value-type="float">
            <text:p>0,9732027351691</text:p>
          </table:table-cell>
          <table:table-cell office:value-type="float" office:value="0.226212466171227" calcext:value-type="float">
            <text:p>0,226212466171227</text:p>
          </table:table-cell>
          <table:table-cell office:value-type="float" office:value="0.127530756563015" calcext:value-type="float">
            <text:p>0,127530756563015</text:p>
          </table:table-cell>
          <table:table-cell office:value-type="float" office:value="0.127980168663572" calcext:value-type="float">
            <text:p>0,127980168663572</text:p>
          </table:table-cell>
          <table:table-cell office:value-type="float" office:value="0.998028310738228" calcext:value-type="float">
            <text:p>0,99802831073822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29319545200893" calcext:value-type="float">
            <text:p>0,829319545200893</text:p>
          </table:table-cell>
          <table:table-cell office:value-type="float" office:value="0.80421442630543" calcext:value-type="float">
            <text:p>0,80421442630543</text:p>
          </table:table-cell>
          <table:table-cell office:value-type="float" office:value="0.586667792816571" calcext:value-type="float">
            <text:p>0,586667792816571</text:p>
          </table:table-cell>
          <table:table-cell office:value-type="float" office:value="0.415095467176622" calcext:value-type="float">
            <text:p>0,415095467176622</text:p>
          </table:table-cell>
          <table:table-cell office:value-type="float" office:value="0.461758351337876" calcext:value-type="float">
            <text:p>0,461758351337876</text:p>
          </table:table-cell>
          <table:table-cell office:value-type="float" office:value="0.960025058213066" calcext:value-type="float">
            <text:p>0,96002505821306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974853515625" calcext:value-type="float">
            <text:p>0,7974853515625</text:p>
          </table:table-cell>
          <table:table-cell office:value-type="float" office:value="0.77477183833116" calcext:value-type="float">
            <text:p>0,77477183833116</text:p>
          </table:table-cell>
          <table:table-cell office:value-type="float" office:value="0.551188405797101" calcext:value-type="float">
            <text:p>0,551188405797101</text:p>
          </table:table-cell>
          <table:table-cell office:value-type="float" office:value="0.380441741357234" calcext:value-type="float">
            <text:p>0,380441741357234</text:p>
          </table:table-cell>
          <table:table-cell office:value-type="float" office:value="0.427748785315818" calcext:value-type="float">
            <text:p>0,427748785315818</text:p>
          </table:table-cell>
          <table:table-cell office:value-type="float" office:value="0.949032527721093" calcext:value-type="float">
            <text:p>0,949032527721093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24567522321429" calcext:value-type="float">
            <text:p>0,824567522321429</text:p>
          </table:table-cell>
          <table:table-cell office:value-type="float" office:value="0.71257768570583" calcext:value-type="float">
            <text:p>0,71257768570583</text:p>
          </table:table-cell>
          <table:table-cell office:value-type="float" office:value="0.54477578170958" calcext:value-type="float">
            <text:p>0,54477578170958</text:p>
          </table:table-cell>
          <table:table-cell office:value-type="float" office:value="0.374358655430828" calcext:value-type="float">
            <text:p>0,374358655430828</text:p>
          </table:table-cell>
          <table:table-cell office:value-type="float" office:value="0.440940555982859" calcext:value-type="float">
            <text:p>0,440940555982859</text:p>
          </table:table-cell>
          <table:table-cell office:value-type="float" office:value="0.944429822051839" calcext:value-type="float">
            <text:p>0,94442982205183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35866001674107" calcext:value-type="float">
            <text:p>0,735866001674107</text:p>
          </table:table-cell>
          <table:table-cell office:value-type="float" office:value="0.969067483966173" calcext:value-type="float">
            <text:p>0,969067483966173</text:p>
          </table:table-cell>
          <table:table-cell office:value-type="float" office:value="0.529911081454354" calcext:value-type="float">
            <text:p>0,529911081454354</text:p>
          </table:table-cell>
          <table:table-cell office:value-type="float" office:value="0.36046192496886" calcext:value-type="float">
            <text:p>0,36046192496886</text:p>
          </table:table-cell>
          <table:table-cell office:value-type="float" office:value="0.364657639571142" calcext:value-type="float">
            <text:p>0,364657639571142</text:p>
          </table:table-cell>
          <table:table-cell office:value-type="float" office:value="0.991969469248224" calcext:value-type="float">
            <text:p>0,99196946924822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64603097098214" calcext:value-type="float">
            <text:p>0,664603097098214</text:p>
          </table:table-cell>
          <table:table-cell office:value-type="float" office:value="0.968406498444521" calcext:value-type="float">
            <text:p>0,968406498444521</text:p>
          </table:table-cell>
          <table:table-cell office:value-type="float" office:value="0.421407298216059" calcext:value-type="float">
            <text:p>0,421407298216059</text:p>
          </table:table-cell>
          <table:table-cell office:value-type="float" office:value="0.266951252048634" calcext:value-type="float">
            <text:p>0,266951252048634</text:p>
          </table:table-cell>
          <table:table-cell office:value-type="float" office:value="0.269296576119346" calcext:value-type="float">
            <text:p>0,269296576119346</text:p>
          </table:table-cell>
          <table:table-cell office:value-type="float" office:value="0.992707951045938" calcext:value-type="float">
            <text:p>0,992707951045938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35897391183036" calcext:value-type="float">
            <text:p>0,535897391183036</text:p>
          </table:table-cell>
          <table:table-cell office:value-type="float" office:value="0.982678358774494" calcext:value-type="float">
            <text:p>0,982678358774494</text:p>
          </table:table-cell>
          <table:table-cell office:value-type="float" office:value="0.254325380703548" calcext:value-type="float">
            <text:p>0,254325380703548</text:p>
          </table:table-cell>
          <table:table-cell office:value-type="float" office:value="0.145688880328711" calcext:value-type="float">
            <text:p>0,145688880328711</text:p>
          </table:table-cell>
          <table:table-cell office:value-type="float" office:value="0.146063980432544" calcext:value-type="float">
            <text:p>0,146063980432544</text:p>
          </table:table-cell>
          <table:table-cell office:value-type="float" office:value="0.996954933008526" calcext:value-type="float">
            <text:p>0,996954933008526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20356096540179" calcext:value-type="float">
            <text:p>0,820356096540179</text:p>
          </table:table-cell>
          <table:table-cell office:value-type="float" office:value="0.89210556911987" calcext:value-type="float">
            <text:p>0,89210556911987</text:p>
          </table:table-cell>
          <table:table-cell office:value-type="float" office:value="0.426882528025814" calcext:value-type="float">
            <text:p>0,426882528025814</text:p>
          </table:table-cell>
          <table:table-cell office:value-type="float" office:value="0.271360871410383" calcext:value-type="float">
            <text:p>0,271360871410383</text:p>
          </table:table-cell>
          <table:table-cell office:value-type="float" office:value="0.280568962995466" calcext:value-type="float">
            <text:p>0,280568962995466</text:p>
          </table:table-cell>
          <table:table-cell office:value-type="float" office:value="0.989374856881154" calcext:value-type="float">
            <text:p>0,989374856881154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03798130580357" calcext:value-type="float">
            <text:p>0,803798130580357</text:p>
          </table:table-cell>
          <table:table-cell office:value-type="float" office:value="0.924468085106383" calcext:value-type="float">
            <text:p>0,924468085106383</text:p>
          </table:table-cell>
          <table:table-cell office:value-type="float" office:value="0.5947338088034" calcext:value-type="float">
            <text:p>0,5947338088034</text:p>
          </table:table-cell>
          <table:table-cell office:value-type="float" office:value="0.423217901725066" calcext:value-type="float">
            <text:p>0,423217901725066</text:p>
          </table:table-cell>
          <table:table-cell office:value-type="float" office:value="0.438376168224299" calcext:value-type="float">
            <text:p>0,438376168224299</text:p>
          </table:table-cell>
          <table:table-cell office:value-type="float" office:value="0.982485978396344" calcext:value-type="float">
            <text:p>0,98248597839634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3490862165179" calcext:value-type="float">
            <text:p>0,783490862165179</text:p>
          </table:table-cell>
          <table:table-cell office:value-type="float" office:value="0.774900574458683" calcext:value-type="float">
            <text:p>0,774900574458683</text:p>
          </table:table-cell>
          <table:table-cell office:value-type="float" office:value="0.413907050298582" calcext:value-type="float">
            <text:p>0,413907050298582</text:p>
          </table:table-cell>
          <table:table-cell office:value-type="float" office:value="0.260960147623441" calcext:value-type="float">
            <text:p>0,260960147623441</text:p>
          </table:table-cell>
          <table:table-cell office:value-type="float" office:value="0.282365065052171" calcext:value-type="float">
            <text:p>0,282365065052171</text:p>
          </table:table-cell>
          <table:table-cell office:value-type="float" office:value="0.969546606724377" calcext:value-type="float">
            <text:p>0,969546606724377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03353445870536" calcext:value-type="float">
            <text:p>0,803353445870536</text:p>
          </table:table-cell>
          <table:table-cell office:value-type="float" office:value="0.760122621024396" calcext:value-type="float">
            <text:p>0,760122621024396</text:p>
          </table:table-cell>
          <table:table-cell office:value-type="float" office:value="0.345436076041213" calcext:value-type="float">
            <text:p>0,345436076041213</text:p>
          </table:table-cell>
          <table:table-cell office:value-type="float" office:value="0.208777715408364" calcext:value-type="float">
            <text:p>0,208777715408364</text:p>
          </table:table-cell>
          <table:table-cell office:value-type="float" office:value="0.223503342597461" calcext:value-type="float">
            <text:p>0,223503342597461</text:p>
          </table:table-cell>
          <table:table-cell office:value-type="float" office:value="0.978674115963753" calcext:value-type="float">
            <text:p>0,978674115963753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81748744419643" calcext:value-type="float">
            <text:p>0,881748744419643</text:p>
          </table:table-cell>
          <table:table-cell office:value-type="float" office:value="0.863278247501922" calcext:value-type="float">
            <text:p>0,863278247501922</text:p>
          </table:table-cell>
          <table:table-cell office:value-type="float" office:value="0.569897247240898" calcext:value-type="float">
            <text:p>0,569897247240898</text:p>
          </table:table-cell>
          <table:table-cell office:value-type="float" office:value="0.398500909211868" calcext:value-type="float">
            <text:p>0,398500909211868</text:p>
          </table:table-cell>
          <table:table-cell office:value-type="float" office:value="0.425345578488923" calcext:value-type="float">
            <text:p>0,425345578488923</text:p>
          </table:table-cell>
          <table:table-cell office:value-type="float" office:value="0.984791158992775" calcext:value-type="float">
            <text:p>0,984791158992775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57857840401786" calcext:value-type="float">
            <text:p>0,857857840401786</text:p>
          </table:table-cell>
          <table:table-cell office:value-type="float" office:value="0.74619393773145" calcext:value-type="float">
            <text:p>0,74619393773145</text:p>
          </table:table-cell>
          <table:table-cell office:value-type="float" office:value="0.57172131147541" calcext:value-type="float">
            <text:p>0,57172131147541</text:p>
          </table:table-cell>
          <table:table-cell office:value-type="float" office:value="0.400286944045911" calcext:value-type="float">
            <text:p>0,400286944045911</text:p>
          </table:table-cell>
          <table:table-cell office:value-type="float" office:value="0.463376203049144" calcext:value-type="float">
            <text:p>0,463376203049144</text:p>
          </table:table-cell>
          <table:table-cell office:value-type="float" office:value="0.959421529285354" calcext:value-type="float">
            <text:p>0,95942152928535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41572425478981" calcext:value-type="float">
            <text:p>0,741572425478981</text:p>
          </table:table-cell>
          <table:table-cell table:style-name="ce9" table:formula="of:=AVERAGE([.D2:.D25])" office:value-type="float" office:value="0.854798637309187" calcext:value-type="float">
            <text:p>0,854798637309187</text:p>
          </table:table-cell>
          <table:table-cell table:style-name="ce9" table:formula="of:=AVERAGE([.E2:.E25])" office:value-type="float" office:value="0.435851724932719" calcext:value-type="float">
            <text:p>0,435851724932719</text:p>
          </table:table-cell>
          <table:table-cell table:style-name="ce9" table:formula="of:=AVERAGE([.F2:.F25])" office:value-type="float" office:value="0.285767408533842" calcext:value-type="float">
            <text:p>0,285767408533842</text:p>
          </table:table-cell>
          <table:table-cell table:style-name="ce9" table:formula="of:=AVERAGE([.G2:.G25])" office:value-type="float" office:value="0.305892610441401" calcext:value-type="float">
            <text:p>0,305892610441401</text:p>
          </table:table-cell>
          <table:table-cell table:style-name="ce9" table:formula="of:=AVERAGE([.H2:.H25])" office:value-type="float" office:value="0.975503113207223" calcext:value-type="float">
            <text:p>0,975503113207223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711996895926339" calcext:value-type="float">
            <text:p>0,711996895926339</text:p>
          </table:table-cell>
          <table:table-cell table:formula="of:=AVERAGE([.D8:.D13])" office:value-type="float" office:value="0.819439258244197" calcext:value-type="float">
            <text:p>0,819439258244197</text:p>
          </table:table-cell>
          <table:table-cell table:formula="of:=AVERAGE([.E8:.E13])" office:value-type="float" office:value="0.306246503553841" calcext:value-type="float">
            <text:p>0,306246503553841</text:p>
          </table:table-cell>
          <table:table-cell table:formula="of:=AVERAGE([.F8:.F13])" office:value-type="float" office:value="0.183427259851409" calcext:value-type="float">
            <text:p>0,183427259851409</text:p>
          </table:table-cell>
          <table:table-cell table:formula="of:=AVERAGE([.G8:.G13])" office:value-type="float" office:value="0.20183648722304" calcext:value-type="float">
            <text:p>0,20183648722304</text:p>
          </table:table-cell>
          <table:table-cell table:formula="of:=AVERAGE([.H8:.H13])" office:value-type="float" office:value="0.973808746968282" calcext:value-type="float">
            <text:p>0,973808746968282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97902134486607" calcext:value-type="float">
            <text:p>0,697902134486607</text:p>
          </table:table-cell>
          <table:table-cell table:formula="of:=AVERAGE([.D2:.D7])" office:value-type="float" office:value="0.904291069914167" calcext:value-type="float">
            <text:p>0,904291069914167</text:p>
          </table:table-cell>
          <table:table-cell table:formula="of:=AVERAGE([.E2:.E7])" office:value-type="float" office:value="0.468684769079948" calcext:value-type="float">
            <text:p>0,468684769079948</text:p>
          </table:table-cell>
          <table:table-cell table:formula="of:=AVERAGE([.F2:.F7])" office:value-type="float" office:value="0.308625305827974" calcext:value-type="float">
            <text:p>0,308625305827974</text:p>
          </table:table-cell>
          <table:table-cell table:formula="of:=AVERAGE([.G2:.G7])" office:value-type="float" office:value="0.317733753014723" calcext:value-type="float">
            <text:p>0,317733753014723</text:p>
          </table:table-cell>
          <table:table-cell table:formula="of:=AVERAGE([.H2:.H7])" office:value-type="float" office:value="0.978301371271871" calcext:value-type="float">
            <text:p>0,97830137127187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31289818173363" calcext:value-type="float">
            <text:p>0,731289818173363</text:p>
          </table:table-cell>
          <table:table-cell table:formula="of:=AVERAGE([.D14:.D19])" office:value-type="float" office:value="0.868619381921268" calcext:value-type="float">
            <text:p>0,868619381921268</text:p>
          </table:table-cell>
          <table:table-cell table:formula="of:=AVERAGE([.E14:.E19])" office:value-type="float" office:value="0.481379290116202" calcext:value-type="float">
            <text:p>0,481379290116202</text:p>
          </table:table-cell>
          <table:table-cell table:formula="of:=AVERAGE([.F14:.F19])" office:value-type="float" office:value="0.323832986885148" calcext:value-type="float">
            <text:p>0,323832986885148</text:p>
          </table:table-cell>
          <table:table-cell table:formula="of:=AVERAGE([.G14:.G19])" office:value-type="float" office:value="0.351744314793264" calcext:value-type="float">
            <text:p>0,351744314793264</text:p>
          </table:table-cell>
          <table:table-cell table:formula="of:=AVERAGE([.H14:.H19])" office:value-type="float" office:value="0.972519960214781" calcext:value-type="float">
            <text:p>0,97251996021478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25100853329613" calcext:value-type="float">
            <text:p>0,825100853329613</text:p>
          </table:table-cell>
          <table:table-cell table:formula="of:=AVERAGE([.D20:.D25])" office:value-type="float" office:value="0.826844839157117" calcext:value-type="float">
            <text:p>0,826844839157117</text:p>
          </table:table-cell>
          <table:table-cell table:formula="of:=AVERAGE([.E20:.E25])" office:value-type="float" office:value="0.487096336980886" calcext:value-type="float">
            <text:p>0,487096336980886</text:p>
          </table:table-cell>
          <table:table-cell table:formula="of:=AVERAGE([.F20:.F25])" office:value-type="float" office:value="0.327184081570839" calcext:value-type="float">
            <text:p>0,327184081570839</text:p>
          </table:table-cell>
          <table:table-cell table:formula="of:=AVERAGE([.G20:.G25])" office:value-type="float" office:value="0.352255886734577" calcext:value-type="float">
            <text:p>0,352255886734577</text:p>
          </table:table-cell>
          <table:table-cell table:formula="of:=AVERAGE([.H20:.H25])" office:value-type="float" office:value="0.977382374373959" calcext:value-type="float">
            <text:p>0,977382374373959</text:p>
          </table:table-cell>
        </table:table-row>
      </table:table>
      <table:table table:name="5-wienert_et_al_(2012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707170758928571" calcext:value-type="float">
            <text:p>0,707170758928571</text:p>
          </table:table-cell>
          <table:table-cell office:value-type="float" office:value="0.878688524590164" calcext:value-type="float">
            <text:p>0,878688524590164</text:p>
          </table:table-cell>
          <table:table-cell office:value-type="float" office:value="0.401312036508842" calcext:value-type="float">
            <text:p>0,401312036508842</text:p>
          </table:table-cell>
          <table:table-cell office:value-type="float" office:value="0.251025869759144" calcext:value-type="float">
            <text:p>0,251025869759144</text:p>
          </table:table-cell>
          <table:table-cell office:value-type="float" office:value="0.260037887538696" calcext:value-type="float">
            <text:p>0,260037887538696</text:p>
          </table:table-cell>
          <table:table-cell office:value-type="float" office:value="0.978235903756197" calcext:value-type="float">
            <text:p>0,978235903756197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641976492745536" calcext:value-type="float">
            <text:p>0,641976492745536</text:p>
          </table:table-cell>
          <table:table-cell office:value-type="float" office:value="0.902354330161817" calcext:value-type="float">
            <text:p>0,902354330161817</text:p>
          </table:table-cell>
          <table:table-cell office:value-type="float" office:value="0.38757886258893" calcext:value-type="float">
            <text:p>0,38757886258893</text:p>
          </table:table-cell>
          <table:table-cell office:value-type="float" office:value="0.24037074037074" calcext:value-type="float">
            <text:p>0,24037074037074</text:p>
          </table:table-cell>
          <table:table-cell office:value-type="float" office:value="0.246790001519526" calcext:value-type="float">
            <text:p>0,246790001519526</text:p>
          </table:table-cell>
          <table:table-cell office:value-type="float" office:value="0.977337201805287" calcext:value-type="float">
            <text:p>0,97733720180528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721461704799107" calcext:value-type="float">
            <text:p>0,721461704799107</text:p>
          </table:table-cell>
          <table:table-cell office:value-type="float" office:value="0.808885402552949" calcext:value-type="float">
            <text:p>0,808885402552949</text:p>
          </table:table-cell>
          <table:table-cell office:value-type="float" office:value="0.415258735882558" calcext:value-type="float">
            <text:p>0,415258735882558</text:p>
          </table:table-cell>
          <table:table-cell office:value-type="float" office:value="0.262035668083534" calcext:value-type="float">
            <text:p>0,262035668083534</text:p>
          </table:table-cell>
          <table:table-cell office:value-type="float" office:value="0.279329196217494" calcext:value-type="float">
            <text:p>0,279329196217494</text:p>
          </table:table-cell>
          <table:table-cell office:value-type="float" office:value="0.963822894168466" calcext:value-type="float">
            <text:p>0,963822894168466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69647216796875" calcext:value-type="float">
            <text:p>0,69647216796875</text:p>
          </table:table-cell>
          <table:table-cell office:value-type="float" office:value="0.880332312043366" calcext:value-type="float">
            <text:p>0,880332312043366</text:p>
          </table:table-cell>
          <table:table-cell office:value-type="float" office:value="0.461904688297034" calcext:value-type="float">
            <text:p>0,461904688297034</text:p>
          </table:table-cell>
          <table:table-cell office:value-type="float" office:value="0.300309535295063" calcext:value-type="float">
            <text:p>0,300309535295063</text:p>
          </table:table-cell>
          <table:table-cell office:value-type="float" office:value="0.313090672869387" calcext:value-type="float">
            <text:p>0,313090672869387</text:p>
          </table:table-cell>
          <table:table-cell office:value-type="float" office:value="0.969671629309958" calcext:value-type="float">
            <text:p>0,969671629309958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66943359375" calcext:value-type="float">
            <text:p>0,66943359375</text:p>
          </table:table-cell>
          <table:table-cell office:value-type="float" office:value="0.943772007042254" calcext:value-type="float">
            <text:p>0,943772007042254</text:p>
          </table:table-cell>
          <table:table-cell office:value-type="float" office:value="0.475048463029632" calcext:value-type="float">
            <text:p>0,475048463029632</text:p>
          </table:table-cell>
          <table:table-cell office:value-type="float" office:value="0.311517088584608" calcext:value-type="float">
            <text:p>0,311517088584608</text:p>
          </table:table-cell>
          <table:table-cell office:value-type="float" office:value="0.317408037895048" calcext:value-type="float">
            <text:p>0,317408037895048</text:p>
          </table:table-cell>
          <table:table-cell office:value-type="float" office:value="0.983147549633929" calcext:value-type="float">
            <text:p>0,983147549633929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729221888950893" calcext:value-type="float">
            <text:p>0,729221888950893</text:p>
          </table:table-cell>
          <table:table-cell office:value-type="float" office:value="0.938684998336844" calcext:value-type="float">
            <text:p>0,938684998336844</text:p>
          </table:table-cell>
          <table:table-cell office:value-type="float" office:value="0.620591074024752" calcext:value-type="float">
            <text:p>0,620591074024752</text:p>
          </table:table-cell>
          <table:table-cell office:value-type="float" office:value="0.449896373974811" calcext:value-type="float">
            <text:p>0,449896373974811</text:p>
          </table:table-cell>
          <table:table-cell office:value-type="float" office:value="0.463517903420082" calcext:value-type="float">
            <text:p>0,463517903420082</text:p>
          </table:table-cell>
          <table:table-cell office:value-type="float" office:value="0.972301065215214" calcext:value-type="float">
            <text:p>0,972301065215214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822640555245536" calcext:value-type="float">
            <text:p>0,822640555245536</text:p>
          </table:table-cell>
          <table:table-cell office:value-type="float" office:value="0.656489329112632" calcext:value-type="float">
            <text:p>0,656489329112632</text:p>
          </table:table-cell>
          <table:table-cell office:value-type="float" office:value="0.387300822313925" calcext:value-type="float">
            <text:p>0,387300822313925</text:p>
          </table:table-cell>
          <table:table-cell office:value-type="float" office:value="0.240156892043332" calcext:value-type="float">
            <text:p>0,240156892043332</text:p>
          </table:table-cell>
          <table:table-cell office:value-type="float" office:value="0.274673160728018" calcext:value-type="float">
            <text:p>0,274673160728018</text:p>
          </table:table-cell>
          <table:table-cell office:value-type="float" office:value="0.963147170307399" calcext:value-type="float">
            <text:p>0,96314717030739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65728759765625" calcext:value-type="float">
            <text:p>0,65728759765625</text:p>
          </table:table-cell>
          <table:table-cell office:value-type="float" office:value="0.858487504057124" calcext:value-type="float">
            <text:p>0,858487504057124</text:p>
          </table:table-cell>
          <table:table-cell office:value-type="float" office:value="0.212087801944472" calcext:value-type="float">
            <text:p>0,212087801944472</text:p>
          </table:table-cell>
          <table:table-cell office:value-type="float" office:value="0.118623164031842" calcext:value-type="float">
            <text:p>0,118623164031842</text:p>
          </table:table-cell>
          <table:table-cell office:value-type="float" office:value="0.120988953182536" calcext:value-type="float">
            <text:p>0,120988953182536</text:p>
          </table:table-cell>
          <table:table-cell office:value-type="float" office:value="0.987712252518847" calcext:value-type="float">
            <text:p>0,987712252518847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579127720424107" calcext:value-type="float">
            <text:p>0,579127720424107</text:p>
          </table:table-cell>
          <table:table-cell office:value-type="float" office:value="0.828371539148556" calcext:value-type="float">
            <text:p>0,828371539148556</text:p>
          </table:table-cell>
          <table:table-cell office:value-type="float" office:value="0.187376891866866" calcext:value-type="float">
            <text:p>0,187376891866866</text:p>
          </table:table-cell>
          <table:table-cell office:value-type="float" office:value="0.103373332837983" calcext:value-type="float">
            <text:p>0,103373332837983</text:p>
          </table:table-cell>
          <table:table-cell office:value-type="float" office:value="0.10563580797631" calcext:value-type="float">
            <text:p>0,10563580797631</text:p>
          </table:table-cell>
          <table:table-cell office:value-type="float" office:value="0.981405325205219" calcext:value-type="float">
            <text:p>0,981405325205219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683724539620536" calcext:value-type="float">
            <text:p>0,683724539620536</text:p>
          </table:table-cell>
          <table:table-cell office:value-type="float" office:value="0.71544550436371" calcext:value-type="float">
            <text:p>0,71544550436371</text:p>
          </table:table-cell>
          <table:table-cell office:value-type="float" office:value="0.279911857542731" calcext:value-type="float">
            <text:p>0,279911857542731</text:p>
          </table:table-cell>
          <table:table-cell office:value-type="float" office:value="0.162731112803822" calcext:value-type="float">
            <text:p>0,162731112803822</text:p>
          </table:table-cell>
          <table:table-cell office:value-type="float" office:value="0.173992447987364" calcext:value-type="float">
            <text:p>0,173992447987364</text:p>
          </table:table-cell>
          <table:table-cell office:value-type="float" office:value="0.962194447815125" calcext:value-type="float">
            <text:p>0,96219444781512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792942592075893" calcext:value-type="float">
            <text:p>0,792942592075893</text:p>
          </table:table-cell>
          <table:table-cell office:value-type="float" office:value="0.910122989593188" calcext:value-type="float">
            <text:p>0,910122989593188</text:p>
          </table:table-cell>
          <table:table-cell office:value-type="float" office:value="0.139445551730386" calcext:value-type="float">
            <text:p>0,139445551730386</text:p>
          </table:table-cell>
          <table:table-cell office:value-type="float" office:value="0.0749483853375404" calcext:value-type="float">
            <text:p>0,074948385337541</text:p>
          </table:table-cell>
          <table:table-cell office:value-type="float" office:value="0.0755072406891409" calcext:value-type="float">
            <text:p>0,075507240689141</text:p>
          </table:table-cell>
          <table:table-cell office:value-type="float" office:value="0.99787012229982" calcext:value-type="float">
            <text:p>0,99787012229982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661368233816964" calcext:value-type="float">
            <text:p>0,661368233816964</text:p>
          </table:table-cell>
          <table:table-cell office:value-type="float" office:value="0.933558558558558" calcext:value-type="float">
            <text:p>0,933558558558558</text:p>
          </table:table-cell>
          <table:table-cell office:value-type="float" office:value="0.113533130948848" calcext:value-type="float">
            <text:p>0,113533130948848</text:p>
          </table:table-cell>
          <table:table-cell office:value-type="float" office:value="0.060182944535863" calcext:value-type="float">
            <text:p>0,060182944535863</text:p>
          </table:table-cell>
          <table:table-cell office:value-type="float" office:value="0.0604418305101223" calcext:value-type="float">
            <text:p>0,060441830510122</text:p>
          </table:table-cell>
          <table:table-cell office:value-type="float" office:value="0.99759317931494" calcext:value-type="float">
            <text:p>0,99759317931494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00048828125" calcext:value-type="float">
            <text:p>0,800048828125</text:p>
          </table:table-cell>
          <table:table-cell office:value-type="float" office:value="0.662546016452302" calcext:value-type="float">
            <text:p>0,662546016452302</text:p>
          </table:table-cell>
          <table:table-cell office:value-type="float" office:value="0.559745046843803" calcext:value-type="float">
            <text:p>0,559745046843803</text:p>
          </table:table-cell>
          <table:table-cell office:value-type="float" office:value="0.388643028525727" calcext:value-type="float">
            <text:p>0,388643028525727</text:p>
          </table:table-cell>
          <table:table-cell office:value-type="float" office:value="0.484560412165531" calcext:value-type="float">
            <text:p>0,484560412165531</text:p>
          </table:table-cell>
          <table:table-cell office:value-type="float" office:value="0.912237154710826" calcext:value-type="float">
            <text:p>0,912237154710826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778093610491071" calcext:value-type="float">
            <text:p>0,778093610491071</text:p>
          </table:table-cell>
          <table:table-cell office:value-type="float" office:value="0.684928296935045" calcext:value-type="float">
            <text:p>0,684928296935045</text:p>
          </table:table-cell>
          <table:table-cell office:value-type="float" office:value="0.534564740307242" calcext:value-type="float">
            <text:p>0,534564740307242</text:p>
          </table:table-cell>
          <table:table-cell office:value-type="float" office:value="0.364782228878073" calcext:value-type="float">
            <text:p>0,364782228878073</text:p>
          </table:table-cell>
          <table:table-cell office:value-type="float" office:value="0.438336032631516" calcext:value-type="float">
            <text:p>0,438336032631516</text:p>
          </table:table-cell>
          <table:table-cell office:value-type="float" office:value="0.917353035183045" calcext:value-type="float">
            <text:p>0,91735303518304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00946916852679" calcext:value-type="float">
            <text:p>0,800946916852679</text:p>
          </table:table-cell>
          <table:table-cell office:value-type="float" office:value="0.589616216649307" calcext:value-type="float">
            <text:p>0,589616216649307</text:p>
          </table:table-cell>
          <table:table-cell office:value-type="float" office:value="0.563206734908639" calcext:value-type="float">
            <text:p>0,563206734908639</text:p>
          </table:table-cell>
          <table:table-cell office:value-type="float" office:value="0.391988707486617" calcext:value-type="float">
            <text:p>0,391988707486617</text:p>
          </table:table-cell>
          <table:table-cell office:value-type="float" office:value="0.539061641577849" calcext:value-type="float">
            <text:p>0,539061641577849</text:p>
          </table:table-cell>
          <table:table-cell office:value-type="float" office:value="0.882771642730446" calcext:value-type="float">
            <text:p>0,88277164273044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718366350446429" calcext:value-type="float">
            <text:p>0,718366350446429</text:p>
          </table:table-cell>
          <table:table-cell office:value-type="float" office:value="0.931483242215355" calcext:value-type="float">
            <text:p>0,931483242215355</text:p>
          </table:table-cell>
          <table:table-cell office:value-type="float" office:value="0.492537313432836" calcext:value-type="float">
            <text:p>0,492537313432836</text:p>
          </table:table-cell>
          <table:table-cell office:value-type="float" office:value="0.326732673267327" calcext:value-type="float">
            <text:p>0,326732673267327</text:p>
          </table:table-cell>
          <table:table-cell office:value-type="float" office:value="0.334778522916578" calcext:value-type="float">
            <text:p>0,334778522916578</text:p>
          </table:table-cell>
          <table:table-cell office:value-type="float" office:value="0.983010638611381" calcext:value-type="float">
            <text:p>0,98301063861138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636387416294643" calcext:value-type="float">
            <text:p>0,636387416294643</text:p>
          </table:table-cell>
          <table:table-cell office:value-type="float" office:value="0.948595285726711" calcext:value-type="float">
            <text:p>0,948595285726711</text:p>
          </table:table-cell>
          <table:table-cell office:value-type="float" office:value="0.343420348269673" calcext:value-type="float">
            <text:p>0,343420348269673</text:p>
          </table:table-cell>
          <table:table-cell office:value-type="float" office:value="0.207306873479319" calcext:value-type="float">
            <text:p>0,207306873479319</text:p>
          </table:table-cell>
          <table:table-cell office:value-type="float" office:value="0.209662225810793" calcext:value-type="float">
            <text:p>0,209662225810793</text:p>
          </table:table-cell>
          <table:table-cell office:value-type="float" office:value="0.990569801024397" calcext:value-type="float">
            <text:p>0,990569801024397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5166015625" calcext:value-type="float">
            <text:p>0,5166015625</text:p>
          </table:table-cell>
          <table:table-cell office:value-type="float" office:value="0.977765108323831" calcext:value-type="float">
            <text:p>0,977765108323831</text:p>
          </table:table-cell>
          <table:table-cell office:value-type="float" office:value="0.198380566801619" calcext:value-type="float">
            <text:p>0,198380566801619</text:p>
          </table:table-cell>
          <table:table-cell office:value-type="float" office:value="0.110112359550562" calcext:value-type="float">
            <text:p>0,110112359550562</text:p>
          </table:table-cell>
          <table:table-cell office:value-type="float" office:value="0.11038877445932" calcext:value-type="float">
            <text:p>0,11038877445932</text:p>
          </table:table-cell>
          <table:table-cell office:value-type="float" office:value="0.997031059683313" calcext:value-type="float">
            <text:p>0,99703105968331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7663922991071" calcext:value-type="float">
            <text:p>0,837663922991071</text:p>
          </table:table-cell>
          <table:table-cell office:value-type="float" office:value="0.832850388897362" calcext:value-type="float">
            <text:p>0,832850388897362</text:p>
          </table:table-cell>
          <table:table-cell office:value-type="float" office:value="0.539864564282537" calcext:value-type="float">
            <text:p>0,539864564282537</text:p>
          </table:table-cell>
          <table:table-cell office:value-type="float" office:value="0.369735951252539" calcext:value-type="float">
            <text:p>0,369735951252539</text:p>
          </table:table-cell>
          <table:table-cell office:value-type="float" office:value="0.39937106918239" calcext:value-type="float">
            <text:p>0,39937106918239</text:p>
          </table:table-cell>
          <table:table-cell office:value-type="float" office:value="0.974902679184795" calcext:value-type="float">
            <text:p>0,974902679184795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760445731026786" calcext:value-type="float">
            <text:p>0,760445731026786</text:p>
          </table:table-cell>
          <table:table-cell office:value-type="float" office:value="0.945367132867133" calcext:value-type="float">
            <text:p>0,945367132867133</text:p>
          </table:table-cell>
          <table:table-cell office:value-type="float" office:value="0.440493646138807" calcext:value-type="float">
            <text:p>0,440493646138807</text:p>
          </table:table-cell>
          <table:table-cell office:value-type="float" office:value="0.282457102562094" calcext:value-type="float">
            <text:p>0,282457102562094</text:p>
          </table:table-cell>
          <table:table-cell office:value-type="float" office:value="0.28714422259983" calcext:value-type="float">
            <text:p>0,28714422259983</text:p>
          </table:table-cell>
          <table:table-cell office:value-type="float" office:value="0.991885646032406" calcext:value-type="float">
            <text:p>0,99188564603240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7008056640625" calcext:value-type="float">
            <text:p>0,77008056640625</text:p>
          </table:table-cell>
          <table:table-cell office:value-type="float" office:value="0.636252545824847" calcext:value-type="float">
            <text:p>0,636252545824847</text:p>
          </table:table-cell>
          <table:table-cell office:value-type="float" office:value="0.453344942678856" calcext:value-type="float">
            <text:p>0,453344942678856</text:p>
          </table:table-cell>
          <table:table-cell office:value-type="float" office:value="0.293113154437981" calcext:value-type="float">
            <text:p>0,293113154437981</text:p>
          </table:table-cell>
          <table:table-cell office:value-type="float" office:value="0.352119026149684" calcext:value-type="float">
            <text:p>0,352119026149684</text:p>
          </table:table-cell>
          <table:table-cell office:value-type="float" office:value="0.925259457649816" calcext:value-type="float">
            <text:p>0,925259457649816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29502650669643" calcext:value-type="float">
            <text:p>0,829502650669643</text:p>
          </table:table-cell>
          <table:table-cell office:value-type="float" office:value="0.821747042766151" calcext:value-type="float">
            <text:p>0,821747042766151</text:p>
          </table:table-cell>
          <table:table-cell office:value-type="float" office:value="0.480168013611229" calcext:value-type="float">
            <text:p>0,480168013611229</text:p>
          </table:table-cell>
          <table:table-cell office:value-type="float" office:value="0.315934930907819" calcext:value-type="float">
            <text:p>0,315934930907819</text:p>
          </table:table-cell>
          <table:table-cell office:value-type="float" office:value="0.339179749117404" calcext:value-type="float">
            <text:p>0,339179749117404</text:p>
          </table:table-cell>
          <table:table-cell office:value-type="float" office:value="0.977754309463787" calcext:value-type="float">
            <text:p>0,977754309463787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47673688616071" calcext:value-type="float">
            <text:p>0,847673688616071</text:p>
          </table:table-cell>
          <table:table-cell office:value-type="float" office:value="0.689483509645302" calcext:value-type="float">
            <text:p>0,689483509645302</text:p>
          </table:table-cell>
          <table:table-cell office:value-type="float" office:value="0.432165377364623" calcext:value-type="float">
            <text:p>0,432165377364623</text:p>
          </table:table-cell>
          <table:table-cell office:value-type="float" office:value="0.275644746662244" calcext:value-type="float">
            <text:p>0,275644746662244</text:p>
          </table:table-cell>
          <table:table-cell office:value-type="float" office:value="0.314713122514675" calcext:value-type="float">
            <text:p>0,314713122514675</text:p>
          </table:table-cell>
          <table:table-cell office:value-type="float" office:value="0.968000513017827" calcext:value-type="float">
            <text:p>0,968000513017827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39154924665179" calcext:value-type="float">
            <text:p>0,839154924665179</text:p>
          </table:table-cell>
          <table:table-cell office:value-type="float" office:value="0.673608716640232" calcext:value-type="float">
            <text:p>0,673608716640232</text:p>
          </table:table-cell>
          <table:table-cell office:value-type="float" office:value="0.514335360556038" calcext:value-type="float">
            <text:p>0,514335360556038</text:p>
          </table:table-cell>
          <table:table-cell office:value-type="float" office:value="0.346198830409357" calcext:value-type="float">
            <text:p>0,346198830409357</text:p>
          </table:table-cell>
          <table:table-cell office:value-type="float" office:value="0.415978196065071" calcext:value-type="float">
            <text:p>0,415978196065071</text:p>
          </table:table-cell>
          <table:table-cell office:value-type="float" office:value="0.948106484222529" calcext:value-type="float">
            <text:p>0,9481064842225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72907475062779" calcext:value-type="float">
            <text:p>0,72907475062779</text:p>
          </table:table-cell>
          <table:table-cell table:style-name="ce9" table:formula="of:=AVERAGE([.D2:.D25])" office:value-type="float" office:value="0.818726520937698" calcext:value-type="float">
            <text:p>0,818726520937698</text:p>
          </table:table-cell>
          <table:table-cell table:style-name="ce9" table:formula="of:=AVERAGE([.E2:.E25])" office:value-type="float" office:value="0.40139902382812" calcext:value-type="float">
            <text:p>0,40139902382812</text:p>
          </table:table-cell>
          <table:table-cell table:style-name="ce9" table:formula="of:=AVERAGE([.F2:.F25])" office:value-type="float" office:value="0.260325903961581" calcext:value-type="float">
            <text:p>0,260325903961581</text:p>
          </table:table-cell>
          <table:table-cell table:style-name="ce9" table:formula="of:=AVERAGE([.G2:.G25])" office:value-type="float" office:value="0.288196088988515" calcext:value-type="float">
            <text:p>0,288196088988515</text:p>
          </table:table-cell>
          <table:table-cell table:style-name="ce9" table:formula="of:=AVERAGE([.H2:.H25])" office:value-type="float" office:value="0.966805048452707" calcext:value-type="float">
            <text:p>0,966805048452707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699515206473214" calcext:value-type="float">
            <text:p>0,699515206473214</text:p>
          </table:table-cell>
          <table:table-cell table:formula="of:=AVERAGE([.D8:.D13])" office:value-type="float" office:value="0.817079237472295" calcext:value-type="float">
            <text:p>0,817079237472295</text:p>
          </table:table-cell>
          <table:table-cell table:formula="of:=AVERAGE([.E8:.E13])" office:value-type="float" office:value="0.219942676057872" calcext:value-type="float">
            <text:p>0,219942676057872</text:p>
          </table:table-cell>
          <table:table-cell table:formula="of:=AVERAGE([.F8:.F13])" office:value-type="float" office:value="0.126669305265064" calcext:value-type="float">
            <text:p>0,126669305265064</text:p>
          </table:table-cell>
          <table:table-cell table:formula="of:=AVERAGE([.G8:.G13])" office:value-type="float" office:value="0.135206573512249" calcext:value-type="float">
            <text:p>0,135206573512249</text:p>
          </table:table-cell>
          <table:table-cell table:formula="of:=AVERAGE([.H8:.H13])" office:value-type="float" office:value="0.981653749576891" calcext:value-type="float">
            <text:p>0,98165374957689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694289434523809" calcext:value-type="float">
            <text:p>0,694289434523809</text:p>
          </table:table-cell>
          <table:table-cell table:formula="of:=AVERAGE([.D2:.D7])" office:value-type="float" office:value="0.892119595787899" calcext:value-type="float">
            <text:p>0,892119595787899</text:p>
          </table:table-cell>
          <table:table-cell table:formula="of:=AVERAGE([.E2:.E7])" office:value-type="float" office:value="0.460282310055291" calcext:value-type="float">
            <text:p>0,460282310055291</text:p>
          </table:table-cell>
          <table:table-cell table:formula="of:=AVERAGE([.F2:.F7])" office:value-type="float" office:value="0.30252587934465" calcext:value-type="float">
            <text:p>0,30252587934465</text:p>
          </table:table-cell>
          <table:table-cell table:formula="of:=AVERAGE([.G2:.G7])" office:value-type="float" office:value="0.313362283243372" calcext:value-type="float">
            <text:p>0,313362283243372</text:p>
          </table:table-cell>
          <table:table-cell table:formula="of:=AVERAGE([.H2:.H7])" office:value-type="float" office:value="0.974086040648175" calcext:value-type="float">
            <text:p>0,97408604064817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708407447451637" calcext:value-type="float">
            <text:p>0,708407447451637</text:p>
          </table:table-cell>
          <table:table-cell table:formula="of:=AVERAGE([.D14:.D19])" office:value-type="float" office:value="0.799155694383759" calcext:value-type="float">
            <text:p>0,799155694383759</text:p>
          </table:table-cell>
          <table:table-cell table:formula="of:=AVERAGE([.E14:.E19])" office:value-type="float" office:value="0.448642458427302" calcext:value-type="float">
            <text:p>0,448642458427302</text:p>
          </table:table-cell>
          <table:table-cell table:formula="of:=AVERAGE([.F14:.F19])" office:value-type="float" office:value="0.298260978531271" calcext:value-type="float">
            <text:p>0,298260978531271</text:p>
          </table:table-cell>
          <table:table-cell table:formula="of:=AVERAGE([.G14:.G19])" office:value-type="float" office:value="0.352797934926931" calcext:value-type="float">
            <text:p>0,352797934926931</text:p>
          </table:table-cell>
          <table:table-cell table:formula="of:=AVERAGE([.H14:.H19])" office:value-type="float" office:value="0.947162221990568" calcext:value-type="float">
            <text:p>0,947162221990568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40869140625" calcext:value-type="float">
            <text:p>0,8140869140625</text:p>
          </table:table-cell>
          <table:table-cell table:formula="of:=AVERAGE([.D20:.D25])" office:value-type="float" office:value="0.766551556106838" calcext:value-type="float">
            <text:p>0,766551556106838</text:p>
          </table:table-cell>
          <table:table-cell table:formula="of:=AVERAGE([.E20:.E25])" office:value-type="float" office:value="0.476728650772015" calcext:value-type="float">
            <text:p>0,476728650772015</text:p>
          </table:table-cell>
          <table:table-cell table:formula="of:=AVERAGE([.F20:.F25])" office:value-type="float" office:value="0.313847452705339" calcext:value-type="float">
            <text:p>0,313847452705339</text:p>
          </table:table-cell>
          <table:table-cell table:formula="of:=AVERAGE([.G20:.G25])" office:value-type="float" office:value="0.351417564271509" calcext:value-type="float">
            <text:p>0,351417564271509</text:p>
          </table:table-cell>
          <table:table-cell table:formula="of:=AVERAGE([.H20:.H25])" office:value-type="float" office:value="0.964318181595193" calcext:value-type="float">
            <text:p>0,964318181595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8:04:27.637204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6:08.974697713</meta:creation-date>
    <dc:date>2019-10-31T18:08:11.781958778</dc:date>
    <meta:editing-duration>PT1H1M38S</meta:editing-duration>
    <meta:editing-cycles>13</meta:editing-cycles>
    <meta:generator>LibreOffice/6.0.7.3$Linux_X86_64 LibreOffice_project/00m0$Build-3</meta:generator>
    <meta:document-statistic meta:table-count="7" meta:cell-count="1357" meta:object-count="0"/>
  </office:meta>
</office:document-meta>
</file>